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" svg:font-family="Aria"/>
    <style:font-face style:name="Arial1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28.18cm" fo:margin-left="-0.199cm" table:align="left" style:writing-mode="lr-tb"/>
    </style:style>
    <style:style style:name="Tabelle1.A" style:family="table-column">
      <style:table-column-properties style:column-width="14.083cm"/>
    </style:style>
    <style:style style:name="Tabelle1.B" style:family="table-column">
      <style:table-column-properties style:column-width="9.465cm"/>
    </style:style>
    <style:style style:name="Tabelle1.C" style:family="table-column">
      <style:table-column-properties style:column-width="4.632cm"/>
    </style:style>
    <style:style style:name="Tabelle1.1" style:family="table-row">
      <style:table-row-properties style:min-row-height="1.568cm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le1.C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27.958cm" table:align="left" style:writing-mode="lr-tb"/>
    </style:style>
    <style:style style:name="Tabelle2.A" style:family="table-column">
      <style:table-column-properties style:column-width="0.852cm"/>
    </style:style>
    <style:style style:name="Tabelle2.B" style:family="table-column">
      <style:table-column-properties style:column-width="2.706cm"/>
    </style:style>
    <style:style style:name="Tabelle2.C" style:family="table-column">
      <style:table-column-properties style:column-width="0.998cm"/>
    </style:style>
    <style:style style:name="Tabelle2.D" style:family="table-column">
      <style:table-column-properties style:column-width="1.009cm"/>
    </style:style>
    <style:style style:name="Tabelle2.F" style:family="table-column">
      <style:table-column-properties style:column-width="1.247cm"/>
    </style:style>
    <style:style style:name="Tabelle2.G" style:family="table-column">
      <style:table-column-properties style:column-width="1.408cm"/>
    </style:style>
    <style:style style:name="Tabelle2.H" style:family="table-column">
      <style:table-column-properties style:column-width="1.924cm"/>
    </style:style>
    <style:style style:name="Tabelle2.I" style:family="table-column">
      <style:table-column-properties style:column-width="1.704cm"/>
    </style:style>
    <style:style style:name="Tabelle2.J" style:family="table-column">
      <style:table-column-properties style:column-width="1.655cm"/>
    </style:style>
    <style:style style:name="Tabelle2.K" style:family="table-column">
      <style:table-column-properties style:column-width="1.729cm"/>
    </style:style>
    <style:style style:name="Tabelle2.L" style:family="table-column">
      <style:table-column-properties style:column-width="2.05cm"/>
    </style:style>
    <style:style style:name="Tabelle2.M" style:family="table-column">
      <style:table-column-properties style:column-width="1.757cm"/>
    </style:style>
    <style:style style:name="Tabelle2.N" style:family="table-column">
      <style:table-column-properties style:column-width="1.783cm"/>
    </style:style>
    <style:style style:name="Tabelle2.O" style:family="table-column">
      <style:table-column-properties style:column-width="1.785cm"/>
    </style:style>
    <style:style style:name="Tabelle2.P" style:family="table-column">
      <style:table-column-properties style:column-width="2.088cm"/>
    </style:style>
    <style:style style:name="Tabelle2.Q" style:family="table-column">
      <style:table-column-properties style:column-width="2.254cm"/>
    </style:style>
    <style:style style:name="Tabelle2.1" style:family="table-row">
      <style:table-row-properties style:min-row-height="0.63cm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Q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2.2" style:family="table-row">
      <style:table-row-properties style:min-row-height="0.917cm" fo:keep-together="auto"/>
    </style:style>
    <style:style style:name="Tabelle2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le2.Q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1pt solid #000000" style:writing-mode="lr-tb"/>
    </style:style>
    <style:style style:name="Tabelle2.3" style:family="table-row">
      <style:table-row-properties style:min-row-height="0.72cm" fo:keep-together="auto"/>
    </style:style>
    <style:style style:name="Tabel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.F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le2.Q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1pt solid #000000" style:writing-mode="lr-tb"/>
    </style:style>
    <style:style style:name="Tabelle3" style:family="table">
      <style:table-properties style:width="28.18cm" fo:margin-left="-0.199cm" table:align="left" style:writing-mode="lr-tb"/>
    </style:style>
    <style:style style:name="Tabelle3.A" style:family="table-column">
      <style:table-column-properties style:column-width="14.083cm"/>
    </style:style>
    <style:style style:name="Tabelle3.B" style:family="table-column">
      <style:table-column-properties style:column-width="9.465cm"/>
    </style:style>
    <style:style style:name="Tabelle3.C" style:family="table-column">
      <style:table-column-properties style:column-width="4.632cm"/>
    </style:style>
    <style:style style:name="Tabelle3.1" style:family="table-row">
      <style:table-row-properties style:min-row-height="1.568cm"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le3.C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4" style:family="table">
      <style:table-properties style:width="27.7cm" table:align="margins"/>
    </style:style>
    <style:style style:name="Tabelle4.A" style:family="table-column">
      <style:table-column-properties style:column-width="3.565cm" style:rel-column-width="8433*"/>
    </style:style>
    <style:style style:name="Tabelle4.B" style:family="table-column">
      <style:table-column-properties style:column-width="14.074cm" style:rel-column-width="33298*"/>
    </style:style>
    <style:style style:name="Tabelle4.C" style:family="table-column">
      <style:table-column-properties style:column-width="3.522cm" style:rel-column-width="8334*"/>
    </style:style>
    <style:style style:name="Tabelle4.D" style:family="table-column">
      <style:table-column-properties style:column-width="3.304cm" style:rel-column-width="7817*"/>
    </style:style>
    <style:style style:name="Tabelle4.E" style:family="table-column">
      <style:table-column-properties style:column-width="3.235cm" style:rel-column-width="7653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27.7cm" table:align="margins"/>
    </style:style>
    <style:style style:name="Tabelle5.A" style:family="table-column">
      <style:table-column-properties style:column-width="1.977cm" style:rel-column-width="4677*"/>
    </style:style>
    <style:style style:name="Tabelle5.B" style:family="table-column">
      <style:table-column-properties style:column-width="1.249cm" style:rel-column-width="2955*"/>
    </style:style>
    <style:style style:name="Tabelle5.C" style:family="table-column">
      <style:table-column-properties style:column-width="1.515cm" style:rel-column-width="3584*"/>
    </style:style>
    <style:style style:name="Tabelle5.D" style:family="table-column">
      <style:table-column-properties style:column-width="1.621cm" style:rel-column-width="3836*"/>
    </style:style>
    <style:style style:name="Tabelle5.E" style:family="table-column">
      <style:table-column-properties style:column-width="3.332cm" style:rel-column-width="7884*"/>
    </style:style>
    <style:style style:name="Tabelle5.F" style:family="table-column">
      <style:table-column-properties style:column-width="2.371cm" style:rel-column-width="5608*"/>
    </style:style>
    <style:style style:name="Tabelle5.H" style:family="table-column">
      <style:table-column-properties style:column-width="1.836cm" style:rel-column-width="4345*"/>
    </style:style>
    <style:style style:name="Tabelle5.J" style:family="table-column">
      <style:table-column-properties style:column-width="1.924cm" style:rel-column-width="4551*"/>
    </style:style>
    <style:style style:name="Tabelle5.L" style:family="table-column">
      <style:table-column-properties style:column-width="2.265cm" style:rel-column-width="5357*"/>
    </style:style>
    <style:style style:name="Tabelle5.M" style:family="table-column">
      <style:table-column-properties style:column-width="1.729cm" style:rel-column-width="4088*"/>
    </style:style>
    <style:style style:name="Tabelle5.N" style:family="table-column">
      <style:table-column-properties style:column-width="2.803cm" style:rel-column-width="6633*"/>
    </style:style>
    <style:style style:name="Tabelle5.A1" style:family="table-cell">
      <style:table-cell-properties fo:padding="0.097cm" fo:border="none"/>
    </style:style>
    <style:style style:name="Tabel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N1" style:family="table-cell">
      <style:table-cell-properties style:vertical-align="bottom" fo:padding="0.097cm" fo:border="1pt ridge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e5.3" style:family="table-row">
      <style:table-row-properties style:row-height="1cm"/>
    </style:style>
    <style:style style:name="Tabelle5.A3" style:family="table-cell">
      <style:table-cell-properties style:vertical-align="bottom" fo:padding="0.097cm" fo:border="0.05pt solid #000000"/>
    </style:style>
    <style:style style:name="Tabelle5.N3" style:family="table-cell">
      <style:table-cell-properties style:vertical-align="bottom" fo:padding="0.097cm" fo:border-left="1pt ridge #000000" fo:border-right="1pt ridge #000000" fo:border-top="none" fo:border-bottom="1pt ridge #000000"/>
    </style:style>
    <style:style style:name="Tabelle7" style:family="table">
      <style:table-properties style:width="15.494cm" table:align="left"/>
    </style:style>
    <style:style style:name="Tabelle7.A" style:family="table-column">
      <style:table-column-properties style:column-width="4.2cm"/>
    </style:style>
    <style:style style:name="Tabelle7.B" style:family="table-column">
      <style:table-column-properties style:column-width="4.796cm"/>
    </style:style>
    <style:style style:name="Tabelle7.C" style:family="table-column">
      <style:table-column-properties style:column-width="6.498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3" style:family="table-row">
      <style:table-row-properties style:min-row-height="1.97cm"/>
    </style:style>
    <style:style style:name="Tabelle8" style:family="table">
      <style:table-properties style:width="15.494cm" table:align="left"/>
    </style:style>
    <style:style style:name="Tabelle8.A" style:family="table-column">
      <style:table-column-properties style:column-width="15.494cm"/>
    </style:style>
    <style:style style:name="Tabelle8.1" style:family="table-row">
      <style:table-row-properties style:min-row-height="2.298cm"/>
    </style:style>
    <style:style style:name="Tabelle8.A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8pt" officeooo:rsid="003720d9" officeooo:paragraph-rsid="00748d0e" style:font-size-asian="8pt" style:font-size-complex="8pt"/>
    </style:style>
    <style:style style:name="P2" style:family="paragraph" style:parent-style-name="Table_20_Contents">
      <style:text-properties fo:font-size="8pt" officeooo:rsid="003d348e" officeooo:paragraph-rsid="0079deb9" style:font-size-asian="8pt" style:font-size-complex="8pt"/>
    </style:style>
    <style:style style:name="P3" style:family="paragraph" style:parent-style-name="Table_20_Contents">
      <style:text-properties fo:font-size="8pt" officeooo:rsid="003e2885" officeooo:paragraph-rsid="0079deb9" style:font-size-asian="8pt" style:font-size-complex="8pt"/>
    </style:style>
    <style:style style:name="P4" style:family="paragraph" style:parent-style-name="Table_20_Contents">
      <style:text-properties fo:font-size="8pt" officeooo:paragraph-rsid="0079deb9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8pt" officeooo:rsid="000a1875" officeooo:paragraph-rsid="0076b84d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8pt" officeooo:rsid="002364e1" officeooo:paragraph-rsid="0076b84d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8pt" officeooo:rsid="003f7cc0" officeooo:paragraph-rsid="0076b84d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8pt" officeooo:rsid="00316ff6" officeooo:paragraph-rsid="0076b84d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8pt" officeooo:rsid="003253a9" officeooo:paragraph-rsid="0076b84d" style:font-size-asian="8pt" style:font-size-complex="8pt"/>
    </style:style>
    <style:style style:name="P10" style:family="paragraph" style:parent-style-name="Table_20_Contents">
      <style:text-properties style:font-name="Liberation Sans" fo:font-size="8pt" officeooo:paragraph-rsid="0076b84d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weight="bold" officeooo:rsid="000a1875" officeooo:paragraph-rsid="0076b84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weight="bold" officeooo:rsid="00249676" officeooo:paragraph-rsid="0076b84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weight="bold" officeooo:rsid="0027ff9d" officeooo:paragraph-rsid="0076b84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10.5pt" fo:font-weight="normal" officeooo:rsid="000a1875" officeooo:paragraph-rsid="0076b84d" style:font-size-asian="10.5pt" style:font-weight-asian="normal" style:font-size-complex="10.5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e2885" officeooo:paragraph-rsid="0079deb9" style:font-weight-asian="bold" style:font-weight-complex="bold"/>
    </style:style>
    <style:style style:name="P16" style:family="paragraph" style:parent-style-name="Table_20_Contents">
      <style:text-properties style:font-name="Arial" fo:font-size="8pt" officeooo:paragraph-rsid="00748d0e" style:font-size-asian="8pt" style:font-name-complex="Arial" style:font-size-complex="8pt"/>
    </style:style>
    <style:style style:name="P17" style:family="paragraph" style:parent-style-name="Table_20_Contents">
      <style:text-properties style:font-name="Arial2" fo:font-size="8pt" officeooo:rsid="003720d9" officeooo:paragraph-rsid="00748d0e" style:font-size-asian="8pt" style:font-size-complex="8pt"/>
    </style:style>
    <style:style style:name="P18" style:family="paragraph" style:parent-style-name="Text_20_body">
      <style:paragraph-properties style:snap-to-layout-grid="false"/>
      <style:text-properties style:font-name="Arial" fo:font-size="2pt" fo:language="none" fo:country="none" officeooo:rsid="004629d0" officeooo:paragraph-rsid="00578a6b" style:font-size-asian="2pt" style:language-asian="none" style:country-asian="none" style:font-name-complex="Arial" style:font-size-complex="2pt"/>
    </style:style>
    <style:style style:name="P19" style:family="paragraph" style:parent-style-name="Standard">
      <style:text-properties style:font-name="Arial" fo:font-size="8pt" fo:language="none" fo:country="none" officeooo:rsid="0014af1b" officeooo:paragraph-rsid="0044ac96" style:font-size-asian="8pt" style:language-asian="none" style:country-asian="none" style:font-name-complex="Arial" style:font-size-complex="8pt"/>
    </style:style>
    <style:style style:name="P20" style:family="paragraph" style:parent-style-name="Standard">
      <style:text-properties style:font-name="Arial" fo:font-size="8pt" fo:language="none" fo:country="none" officeooo:rsid="0014af1b" officeooo:paragraph-rsid="004629d0" style:font-size-asian="8pt" style:language-asian="none" style:country-asian="none" style:font-name-complex="Arial" style:font-size-complex="8pt"/>
    </style:style>
    <style:style style:name="P21" style:family="paragraph" style:parent-style-name="Standard">
      <style:paragraph-properties style:snap-to-layout-grid="false"/>
      <style:text-properties style:font-name="Arial" fo:font-size="8pt" fo:language="none" fo:country="none" officeooo:rsid="001a555c" officeooo:paragraph-rsid="0044ac96" style:font-size-asian="8pt" style:language-asian="none" style:country-asian="none" style:font-name-complex="Arial" style:font-size-complex="8pt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27df9e" officeooo:paragraph-rsid="0044ac96" style:font-size-asian="8pt" style:language-asian="none" style:country-asian="none" style:font-name-complex="Arial" style:font-size-complex="8pt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2efdac" officeooo:paragraph-rsid="0044ac96" style:font-size-asian="8pt" style:language-asian="none" style:country-asian="none" style:font-name-complex="Arial" style:font-size-complex="8pt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046d9" officeooo:paragraph-rsid="0044ac96" style:font-size-asian="8pt" style:language-asian="none" style:country-asian="none" style:font-name-complex="Arial" style:font-size-complex="8pt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093ac" officeooo:paragraph-rsid="0044ac96" style:font-size-asian="8pt" style:language-asian="none" style:country-asian="none" style:font-name-complex="Arial" style:font-size-complex="8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126a1" officeooo:paragraph-rsid="0044ac96" style:font-size-asian="8pt" style:language-asian="none" style:country-asian="none" style:font-name-complex="Arial" style:font-size-complex="8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424ea" officeooo:paragraph-rsid="0044ac96" style:font-size-asian="8pt" style:language-asian="none" style:country-asian="none" style:font-name-complex="Arial" style:font-size-complex="8pt"/>
    </style:style>
    <style:style style:name="P28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b11e5" officeooo:paragraph-rsid="0044ac96" style:font-size-asian="8pt" style:language-asian="none" style:country-asian="none" style:font-name-complex="Arial" style:font-size-complex="8pt"/>
    </style:style>
    <style:style style:name="P29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cade1" officeooo:paragraph-rsid="0044ac96" style:font-size-asian="8pt" style:language-asian="none" style:country-asian="none" style:font-name-complex="Arial" style:font-size-complex="8pt"/>
    </style:style>
    <style:style style:name="P30" style:family="paragraph" style:parent-style-name="Standard">
      <style:paragraph-properties style:snap-to-layout-grid="false"/>
      <style:text-properties style:font-name="Arial" fo:font-size="8pt" fo:language="none" fo:country="none" officeooo:rsid="007ba009" officeooo:paragraph-rsid="007ba009" style:font-size-asian="8pt" style:language-asian="none" style:country-asian="none" style:font-name-complex="Arial" style:font-size-complex="8pt"/>
    </style:style>
    <style:style style:name="P31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1f6346" officeooo:paragraph-rsid="00586f81" style:font-size-asian="8pt" style:language-asian="none" style:country-asian="none" style:font-weight-asian="bold" style:font-name-complex="Arial" style:font-size-complex="8pt" style:font-weight-complex="bold"/>
    </style:style>
    <style:style style:name="P32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3424ea" officeooo:paragraph-rsid="0044ac96" style:font-size-asian="8pt" style:language-asian="none" style:country-asian="none" style:font-weight-asian="bold" style:font-name-complex="Arial" style:font-size-complex="8pt" style:font-weight-complex="bold"/>
    </style:style>
    <style:style style:name="P33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624312" officeooo:paragraph-rsid="00624312" style:font-size-asian="8pt" style:language-asian="none" style:country-asian="none" style:font-weight-asian="bold" style:font-name-complex="Arial" style:font-size-complex="8pt" style:font-weight-complex="bold"/>
    </style:style>
    <style:style style:name="P34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3b11e5" officeooo:paragraph-rsid="0044ac96" style:font-size-asian="8pt" style:language-asian="none" style:country-asian="none" style:font-weight-asian="bold" style:font-name-complex="Arial" style:font-size-complex="8pt" style:font-weight-complex="bold"/>
    </style:style>
    <style:style style:name="P35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3cade1" officeooo:paragraph-rsid="0044ac96" style:font-size-asian="8pt" style:language-asian="none" style:country-asian="none" style:font-weight-asian="bold" style:font-name-complex="Arial" style:font-size-complex="8pt" style:font-weight-complex="bold"/>
    </style:style>
    <style:style style:name="P36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61b90a" officeooo:paragraph-rsid="0061b90a" style:font-size-asian="8pt" style:language-asian="none" style:country-asian="none" style:font-weight-asian="bold" style:font-name-complex="Arial" style:font-size-complex="8pt" style:font-weight-complex="bold"/>
    </style:style>
    <style:style style:name="P37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314f2a" officeooo:paragraph-rsid="0044ac96" style:font-size-asian="8pt" style:language-asian="none" style:country-asian="none" style:font-weight-asian="bold" style:font-name-complex="Arial" style:font-size-complex="8pt" style:font-weight-complex="bold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8pt" officeooo:paragraph-rsid="00123b04" style:font-size-asian="8pt" style:font-name-complex="Arial" style:font-size-complex="8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8pt" officeooo:paragraph-rsid="00123b04" style:font-size-asian="8pt" style:font-name-complex="Arial" style:font-size-complex="8pt"/>
    </style:style>
    <style:style style:name="P40" style:family="paragraph" style:parent-style-name="Standard">
      <style:paragraph-properties style:snap-to-layout-grid="false"/>
      <style:text-properties style:font-name="Arial" fo:font-size="8pt" officeooo:paragraph-rsid="00123b04" style:font-size-asian="8pt" style:font-name-complex="Arial" style:font-size-complex="8pt"/>
    </style:style>
    <style:style style:name="P41" style:family="paragraph" style:parent-style-name="Standard">
      <style:text-properties style:font-name="Arial" fo:font-size="8pt" officeooo:paragraph-rsid="00123b04" style:font-size-asian="8pt" style:font-name-complex="Arial" style:font-size-complex="8pt"/>
    </style:style>
    <style:style style:name="P42" style:family="paragraph" style:parent-style-name="Standard">
      <style:text-properties style:font-name="Arial" fo:font-size="8pt" officeooo:paragraph-rsid="00725424" style:font-size-asian="8pt" style:font-name-complex="Arial" style:font-size-complex="8pt"/>
    </style:style>
    <style:style style:name="P43" style:family="paragraph" style:parent-style-name="Standard">
      <style:text-properties style:font-name="Arial" fo:font-size="11pt" officeooo:paragraph-rsid="00123b04" style:font-size-asian="11pt" style:font-name-complex="Arial" style:font-size-complex="11pt"/>
    </style:style>
    <style:style style:name="P44" style:family="paragraph" style:parent-style-name="Standard">
      <style:text-properties style:font-name="Arial" fo:font-size="10pt" officeooo:paragraph-rsid="00123b04" style:font-size-asian="10pt" style:font-name-complex="Arial" style:font-size-complex="10pt"/>
    </style:style>
    <style:style style:name="P45" style:family="paragraph" style:parent-style-name="Standard">
      <style:text-properties style:font-name="Arial" fo:font-size="10pt" officeooo:rsid="0014af1b" officeooo:paragraph-rsid="0014af1b" style:font-size-asian="10pt" style:font-name-complex="Arial" style:font-size-complex="10pt"/>
    </style:style>
    <style:style style:name="P46" style:family="paragraph" style:parent-style-name="Standard">
      <style:text-properties style:font-name="Arial" fo:font-size="10pt" officeooo:paragraph-rsid="00725424" style:font-size-asian="10pt" style:font-name-complex="Arial" style:font-size-complex="10pt"/>
    </style:style>
    <style:style style:name="P47" style:family="paragraph" style:parent-style-name="Standard">
      <style:paragraph-properties style:snap-to-layout-grid="false"/>
      <style:text-properties style:font-name="Arial" fo:font-size="9pt" officeooo:paragraph-rsid="00123b04" style:font-size-asian="9pt" style:font-name-complex="Arial" style:font-size-complex="9pt"/>
    </style:style>
    <style:style style:name="P48" style:family="paragraph" style:parent-style-name="Standard">
      <style:paragraph-properties style:snap-to-layout-grid="false"/>
      <style:text-properties style:font-name="Arial" fo:font-size="9pt" officeooo:paragraph-rsid="00725424" style:font-size-asian="9pt" style:font-name-complex="Arial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officeooo:paragraph-rsid="00123b04" style:font-size-asian="9pt" style:font-name-complex="Arial" style:font-size-complex="9pt"/>
    </style:style>
    <style:style style:name="P50" style:family="paragraph" style:parent-style-name="Standard">
      <style:text-properties style:font-name="Arial" fo:font-size="9pt" officeooo:paragraph-rsid="00123b04" style:font-size-asian="9pt" style:font-name-complex="Arial" style:font-size-complex="9pt"/>
    </style:style>
    <style:style style:name="P51" style:family="paragraph" style:parent-style-name="Standard">
      <style:text-properties style:font-name="Arial" fo:font-size="9pt" officeooo:paragraph-rsid="00725424" style:font-size-asian="9pt" style:font-name-complex="Arial" style:font-size-complex="9pt"/>
    </style:style>
    <style:style style:name="P52" style:family="paragraph" style:parent-style-name="Standard">
      <style:paragraph-properties fo:text-align="end" style:justify-single-word="false"/>
      <style:text-properties style:font-name="Arial" fo:font-size="9pt" officeooo:paragraph-rsid="0044ac96" style:font-size-asian="9pt" style:font-name-complex="Arial" style:font-size-complex="8pt"/>
    </style:style>
    <style:style style:name="P53" style:family="paragraph" style:parent-style-name="Standard">
      <style:text-properties style:font-name="Arial" fo:font-size="9pt" officeooo:paragraph-rsid="00123b04" style:font-name-asian="Arial" style:font-size-asian="9pt" style:font-name-complex="Arial" style:font-size-complex="9pt"/>
    </style:style>
    <style:style style:name="P54" style:family="paragraph" style:parent-style-name="Standard">
      <style:text-properties style:font-name="Arial" fo:font-size="9pt" officeooo:paragraph-rsid="00725424" style:font-name-asian="Arial" style:font-size-asian="9pt" style:font-name-complex="Arial" style:font-size-complex="9pt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Arial" fo:font-size="7pt" officeooo:paragraph-rsid="00123b04" style:font-size-asian="7pt" style:font-name-complex="Arial" style:font-size-complex="8pt"/>
    </style:style>
    <style:style style:name="P56" style:family="paragraph" style:parent-style-name="Standard">
      <style:paragraph-properties fo:text-align="center" style:justify-single-word="false"/>
      <style:text-properties style:font-name="Arial" fo:font-size="7pt" officeooo:paragraph-rsid="00123b04" style:font-size-asian="7pt" style:font-name-complex="Arial" style:font-size-complex="8pt"/>
    </style:style>
    <style:style style:name="P57" style:family="paragraph" style:parent-style-name="Standard">
      <style:paragraph-properties style:snap-to-layout-grid="false"/>
      <style:text-properties style:font-name="Arial" fo:font-size="7pt" officeooo:paragraph-rsid="0044ac96" style:font-size-asian="7pt" style:font-name-complex="Arial" style:font-size-complex="8pt"/>
    </style:style>
    <style:style style:name="P58" style:family="paragraph" style:parent-style-name="Standard">
      <style:text-properties style:font-name="Arial" fo:font-size="7pt" officeooo:paragraph-rsid="00123b04" style:font-size-asian="7pt" style:font-name-complex="Arial" style:font-size-complex="8pt"/>
    </style:style>
    <style:style style:name="P59" style:family="paragraph" style:parent-style-name="Standard">
      <style:paragraph-properties fo:text-align="center" style:justify-single-word="false"/>
      <style:text-properties style:font-name="Arial" fo:font-size="7pt" officeooo:paragraph-rsid="00123b04" style:font-size-asian="7pt" style:font-name-complex="Arial" style:font-size-complex="7pt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Arial" fo:font-size="7pt" officeooo:paragraph-rsid="00123b04" style:font-size-asian="7pt" style:font-name-complex="Arial" style:font-size-complex="7pt"/>
    </style:style>
    <style:style style:name="P61" style:family="paragraph" style:parent-style-name="Standard">
      <style:paragraph-properties style:snap-to-layout-grid="false"/>
      <style:text-properties style:font-name="Arial" fo:font-size="2pt" fo:language="none" fo:country="none" officeooo:rsid="004629d0" officeooo:paragraph-rsid="00578a6b" style:font-size-asian="2pt" style:language-asian="none" style:country-asian="none" style:font-name-complex="Arial" style:font-size-complex="2pt"/>
    </style:style>
    <style:style style:name="P62" style:family="paragraph" style:parent-style-name="Standard">
      <style:text-properties officeooo:paragraph-rsid="00123b04"/>
    </style:style>
    <style:style style:name="P63" style:family="paragraph" style:parent-style-name="Standard">
      <style:paragraph-properties fo:text-align="center" style:justify-single-word="false"/>
      <style:text-properties fo:font-size="7pt" officeooo:paragraph-rsid="00123b04" style:font-size-asian="7pt" style:font-size-complex="7pt"/>
    </style:style>
    <style:style style:name="P64" style:family="paragraph" style:parent-style-name="Standard">
      <style:text-properties style:font-name="Liberation Sans" fo:font-size="4pt" fo:language="none" fo:country="none" officeooo:rsid="000ea418" officeooo:paragraph-rsid="0044ac96" style:font-size-asian="4pt" style:language-asian="none" style:country-asian="none" style:font-name-complex="Arial" style:font-size-complex="4pt"/>
    </style:style>
    <style:style style:name="P65" style:family="paragraph" style:parent-style-name="Standard">
      <style:paragraph-properties fo:text-align="start" style:justify-single-word="false"/>
      <style:text-properties style:font-name="Liberation Sans" fo:font-size="4pt" fo:language="none" fo:country="none" officeooo:rsid="000ea418" officeooo:paragraph-rsid="0079deb9" style:font-size-asian="4pt" style:language-asian="none" style:country-asian="none" style:font-name-complex="Arial" style:font-size-complex="4pt"/>
    </style:style>
    <style:style style:name="P66" style:family="paragraph" style:parent-style-name="Standard">
      <style:text-properties style:font-name="Liberation Sans" officeooo:rsid="0009905f" officeooo:paragraph-rsid="0076b84d"/>
    </style:style>
    <style:style style:name="P67" style:family="paragraph" style:parent-style-name="Standard">
      <style:text-properties style:font-name="Liberation Sans" officeooo:rsid="0009905f" officeooo:paragraph-rsid="0079deb9"/>
    </style:style>
    <style:style style:name="P68" style:family="paragraph" style:parent-style-name="Standard">
      <style:text-properties style:font-name="Liberation Sans" fo:font-weight="bold" officeooo:rsid="0029a3cc" officeooo:paragraph-rsid="007620eb" style:font-weight-asian="bold" style:font-weight-complex="bold"/>
    </style:style>
    <style:style style:name="P69" style:family="paragraph" style:parent-style-name="Standard">
      <style:text-properties style:font-name="Liberation Sans" officeooo:rsid="0029a3cc" officeooo:paragraph-rsid="007620eb"/>
    </style:style>
    <style:style style:name="P70" style:family="paragraph" style:parent-style-name="Standard">
      <style:text-properties style:font-name="Liberation Sans" fo:font-size="8pt" fo:font-weight="normal" officeooo:rsid="0009905f" officeooo:paragraph-rsid="007620eb" style:font-size-asian="8pt" style:font-weight-asian="normal" style:font-size-complex="8pt" style:font-weight-complex="normal"/>
    </style:style>
    <style:style style:name="P71" style:family="paragraph" style:parent-style-name="Standard">
      <style:text-properties style:font-name="Liberation Sans" fo:font-size="8pt" officeooo:rsid="0029a3cc" officeooo:paragraph-rsid="007620eb" style:font-size-asian="8pt" style:font-size-complex="8pt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124b4a" officeooo:paragraph-rsid="00712a57" style:font-size-asian="8pt" style:language-asian="none" style:country-asian="none" style:font-name-complex="Arial" style:font-size-complex="8pt"/>
    </style:style>
    <style:style style:name="P73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124b4a" officeooo:paragraph-rsid="00725424" style:font-size-asian="8pt" style:language-asian="none" style:country-asian="none" style:font-name-complex="Arial" style:font-size-complex="8pt"/>
    </style:style>
    <style:style style:name="P74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6ebf10" officeooo:paragraph-rsid="00725424" style:font-size-asian="8pt" style:language-asian="none" style:country-asian="none" style:font-name-complex="Arial" style:font-size-complex="8pt"/>
    </style:style>
    <style:style style:name="P75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6ebf10" officeooo:paragraph-rsid="007612fe" style:font-size-asian="8pt" style:language-asian="none" style:country-asian="none" style:font-name-complex="Arial" style:font-size-complex="8pt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6ebf10" officeooo:paragraph-rsid="007620eb" style:font-size-asian="8pt" style:language-asian="none" style:country-asian="none" style:font-name-complex="Arial" style:font-size-complex="8pt"/>
    </style:style>
    <style:style style:name="P77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707b5c" officeooo:paragraph-rsid="0079deb9" style:font-size-asian="8pt" style:language-asian="none" style:country-asian="none" style:font-name-complex="Arial" style:font-size-complex="8pt"/>
    </style:style>
    <style:style style:name="P78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09905f" officeooo:paragraph-rsid="0076b84d" style:font-size-asian="8pt" style:language-asian="none" style:country-asian="none" style:font-name-complex="Arial" style:font-size-complex="8pt"/>
    </style:style>
    <style:style style:name="P79" style:family="paragraph" style:parent-style-name="Standard">
      <style:text-properties officeooo:paragraph-rsid="00725424"/>
    </style:style>
    <style:style style:name="P80" style:family="paragraph" style:parent-style-name="Standard">
      <style:text-properties officeooo:paragraph-rsid="007612fe"/>
    </style:style>
    <style:style style:name="P81" style:family="paragraph" style:parent-style-name="Standard">
      <style:text-properties officeooo:paragraph-rsid="0076b84d"/>
    </style:style>
    <style:style style:name="P82" style:family="paragraph" style:parent-style-name="Standard">
      <style:text-properties officeooo:paragraph-rsid="0079deb9"/>
    </style:style>
    <style:style style:name="P83" style:family="paragraph" style:parent-style-name="Standard">
      <style:paragraph-properties fo:margin-left="0.194cm" fo:margin-right="0cm" fo:text-indent="0cm" style:auto-text-indent="false"/>
      <style:text-properties style:font-name="Arial" fo:font-size="9pt" officeooo:paragraph-rsid="00123b04" style:font-size-asian="9pt" style:font-name-complex="Arial" style:font-size-complex="9pt"/>
    </style:style>
    <style:style style:name="P84" style:family="paragraph" style:parent-style-name="Standard">
      <style:paragraph-properties fo:margin-left="0.194cm" fo:margin-right="0cm" fo:text-indent="0cm" style:auto-text-indent="false"/>
      <style:text-properties style:font-name="Arial" fo:font-size="9pt" officeooo:paragraph-rsid="00725424" style:font-size-asian="9pt" style:font-name-complex="Arial" style:font-size-complex="9pt"/>
    </style:style>
    <style:style style:name="P85" style:family="paragraph" style:parent-style-name="Standard">
      <style:paragraph-properties fo:margin-left="0.194cm" fo:margin-right="0cm" fo:text-indent="0cm" style:auto-text-indent="false"/>
      <style:text-properties officeooo:paragraph-rsid="00275392"/>
    </style:style>
    <style:style style:name="P86" style:family="paragraph" style:parent-style-name="Standard">
      <style:paragraph-properties fo:break-before="page"/>
      <style:text-properties style:font-name="Arial" fo:font-size="8pt" fo:language="none" fo:country="none" officeooo:rsid="0014af1b" officeooo:paragraph-rsid="0044ac96" style:font-size-asian="8pt" style:language-asian="none" style:country-asian="none" style:font-name-complex="Arial" style:font-size-complex="8pt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ans" fo:font-size="8pt" fo:language="none" fo:country="none" officeooo:rsid="006ebf10" officeooo:paragraph-rsid="0079deb9" style:font-size-asian="8pt" style:language-asian="none" style:country-asian="none" style:font-name-complex="Arial" style:font-size-complex="8pt"/>
    </style:style>
    <style:style style:name="P88" style:family="paragraph" style:parent-style-name="Standard" style:master-page-name="Standard">
      <style:paragraph-properties style:page-number="auto"/>
      <style:text-properties style:font-name="Arial" fo:font-size="8pt" officeooo:rsid="0014af1b" officeooo:paragraph-rsid="001e5f1d" style:font-size-asian="8pt" style:font-name-complex="Arial" style:font-size-complex="8pt"/>
    </style:style>
    <style:style style:name="P89" style:family="paragraph" style:parent-style-name="Standard" style:master-page-name="">
      <style:paragraph-properties style:page-number="auto" fo:break-before="auto" fo:break-after="auto"/>
      <style:text-properties style:font-name="Liberation Sans" officeooo:rsid="0009905f" officeooo:paragraph-rsid="0079deb9"/>
    </style:style>
    <style:style style:name="T1" style:family="text">
      <style:text-properties style:font-name="Arial" fo:font-size="9pt" style:font-name-asian="Arial" style:font-size-asian="9pt" style:font-name-complex="Arial" style:font-size-complex="9pt"/>
    </style:style>
    <style:style style:name="T2" style:family="text">
      <style:text-properties style:font-name="Arial" fo:font-size="9pt" officeooo:rsid="0072be06" style:font-name-asian="Arial" style:font-size-asian="9pt" style:font-name-complex="Arial" style:font-size-complex="9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9pt" officeooo:rsid="00327a91" style:font-size-asian="9pt" style:font-name-complex="Arial" style:font-size-complex="9pt"/>
    </style:style>
    <style:style style:name="T5" style:family="text">
      <style:text-properties style:font-name="Arial" fo:font-size="8pt" style:font-size-asian="8pt" style:font-name-complex="Arial" style:font-size-complex="8pt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7pt" style:font-size-asian="7pt" style:font-name-complex="Arial" style:font-size-complex="8pt"/>
    </style:style>
    <style:style style:name="T10" style:family="text">
      <style:text-properties style:font-name="Arial" style:font-name-complex="Arial"/>
    </style:style>
    <style:style style:name="T11" style:family="text">
      <style:text-properties officeooo:rsid="001d4188"/>
    </style:style>
    <style:style style:name="T12" style:family="text">
      <style:text-properties officeooo:rsid="0021d6f0"/>
    </style:style>
    <style:style style:name="T13" style:family="text">
      <style:text-properties fo:language="none" fo:country="none" style:language-asian="none" style:country-asian="none"/>
    </style:style>
    <style:style style:name="T14" style:family="text">
      <style:text-properties officeooo:rsid="0029ea80"/>
    </style:style>
    <style:style style:name="T15" style:family="text">
      <style:text-properties officeooo:rsid="00307e7e"/>
    </style:style>
    <style:style style:name="T16" style:family="text">
      <style:text-properties officeooo:rsid="0035f8a5"/>
    </style:style>
    <style:style style:name="T17" style:family="text">
      <style:text-properties officeooo:rsid="0037edaf"/>
    </style:style>
    <style:style style:name="T18" style:family="text">
      <style:text-properties officeooo:rsid="0046b262"/>
    </style:style>
    <style:style style:name="T19" style:family="text">
      <style:text-properties fo:font-weight="normal" officeooo:rsid="0009905f" style:font-weight-asian="normal" style:font-weight-complex="normal"/>
    </style:style>
    <style:style style:name="T20" style:family="text">
      <style:text-properties fo:font-weight="normal" officeooo:rsid="000a1cd2" style:font-weight-asian="normal" style:font-weight-complex="normal"/>
    </style:style>
    <style:style style:name="T21" style:family="text">
      <style:text-properties fo:font-weight="normal" officeooo:rsid="0029cf70" style:font-weight-asian="normal" style:font-weight-complex="normal"/>
    </style:style>
    <style:style style:name="T22" style:family="text">
      <style:text-properties fo:font-weight="normal" officeooo:rsid="002e689a" style:font-weight-asian="normal" style:font-weight-complex="normal"/>
    </style:style>
    <style:style style:name="T23" style:family="text">
      <style:text-properties officeooo:rsid="004ffda3"/>
    </style:style>
    <style:style style:name="T24" style:family="text">
      <style:text-properties officeooo:rsid="0051eba3"/>
    </style:style>
    <style:style style:name="T25" style:family="text">
      <style:text-properties officeooo:rsid="00628ac5"/>
    </style:style>
    <style:style style:name="T26" style:family="text">
      <style:text-properties officeooo:rsid="00638742"/>
    </style:style>
    <style:style style:name="T27" style:family="text">
      <style:text-properties style:font-name="Liberation Sans" fo:font-size="10pt" officeooo:rsid="00410f22" style:font-size-asian="10pt" style:font-size-complex="10pt"/>
    </style:style>
    <style:style style:name="T28" style:family="text">
      <style:text-properties fo:font-size="10pt" officeooo:rsid="00410f22" style:font-size-asian="10pt" style:font-size-complex="10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officeooo:rsid="007ba009" style:font-size-asian="8pt" style:font-size-complex="8pt"/>
    </style:style>
    <style:style style:name="T31" style:family="text">
      <style:text-properties fo:font-size="8pt" officeooo:rsid="007bc603" style:font-size-asian="8pt" style:font-size-complex="8pt"/>
    </style:style>
    <style:style style:name="T32" style:family="text">
      <style:text-properties officeooo:rsid="001ff86e"/>
    </style:style>
    <style:style style:name="T33" style:family="text">
      <style:text-properties officeooo:rsid="002e92c4"/>
    </style:style>
    <style:style style:name="T34" style:family="text">
      <style:text-properties officeooo:rsid="00316ff6"/>
    </style:style>
    <style:style style:name="T35" style:family="text">
      <style:text-properties officeooo:rsid="003253a9"/>
    </style:style>
    <style:style style:name="T36" style:family="text">
      <style:text-properties officeooo:rsid="001e170b"/>
    </style:style>
    <style:style style:name="T37" style:family="text">
      <style:text-properties officeooo:rsid="000a1cd2"/>
    </style:style>
    <style:style style:name="T38" style:family="text">
      <style:text-properties officeooo:rsid="004990f6"/>
    </style:style>
    <style:style style:name="T39" style:family="text">
      <style:text-properties officeooo:rsid="0027ff9d"/>
    </style:style>
    <style:style style:name="T40" style:family="text">
      <style:text-properties fo:font-size="11pt" fo:language="none" fo:country="none" style:font-size-asian="11pt" style:language-asian="none" style:country-asian="none" style:font-size-complex="11pt"/>
    </style:style>
    <style:style style:name="T41" style:family="text">
      <style:text-properties officeooo:rsid="003720d9"/>
    </style:style>
    <style:style style:name="T42" style:family="text">
      <style:text-properties style:font-name="Aria" officeooo:rsid="003720d9"/>
    </style:style>
    <style:style style:name="T43" style:family="text">
      <style:text-properties style:font-name="Arial2" officeooo:rsid="003720d9"/>
    </style:style>
    <style:style style:name="T44" style:family="text">
      <style:text-properties officeooo:rsid="007ba009"/>
    </style:style>
    <style:style style:name="T45" style:family="text">
      <style:text-properties officeooo:rsid="007bc6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41">Bezeichnung und Anschrift des Verbandes</text:p>
            <text:p text:style-name="P17">Jugendumweltnetzwerk Niedersachsen</text:p>
            <text:p text:style-name="P17">Jugendaktion Natur und Umweltschutz Niedersachsen (JANUN e.V.)</text:p>
            <text:p text:style-name="P16"><text:span text:style-name="T43">Goebenstr. 3A, 30161 Hannover, Tel: 0511/3940415, Email: info@janun.de, www.janun.de</text:span><field:fieldmark-end/></text:p>
            <text:p text:style-name="P44"/>
          </table:table-cell>
          <table:table-cell table:style-name="Tabelle1.B1" office:value-type="string">
            <text:p text:style-name="P47"/>
            <text:p text:style-name="P50"/>
            <text:p text:style-name="P50"/>
            <text:p text:style-name="P50"/>
            <text:p text:style-name="P53"><text:s/></text:p>
          </table:table-cell>
          <table:table-cell table:style-name="Tabelle1.C1" office:value-type="string">
            <text:p text:style-name="P62"><text:span text:style-name="T1"><text:s text:c="2"/></text:span><text:span text:style-name="T3">Zusammenstellung der</text:span></text:p>
            <text:p text:style-name="P83">Einzelmaßnahmen</text:p>
            <text:p text:style-name="P41"/>
            <text:p text:style-name="P85"><text:span text:style-name="T3">Blatt </text:span><text:span text:style-name="T4">1</text:span></text:p>
            <text:p text:style-name="P50"/>
          </table:table-cell>
        </table:table-row>
      </table:table>
      <text:p text:style-name="P43"/>
      <text:p text:style-name="P62"><text:span text:style-name="T6">VERWENDUNGSNACHWEIS <text:s/></text:span><text:span text:style-name="T7">-Gesamtplanverfahren (2fach) – (zahlenmäßiger Nachweis)</text:span></text:p>
      <text:p text:style-name="P62"><text:span text:style-name="T7">Förderung von Bildungsmaßnahmen gem. § 10 Jugendförderungsgesetz</text:span></text:p>
      <text:p text:style-name="P44"/>
      <text:p text:style-name="P4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2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column table:style-name="Tabelle2.N"/>
        <table:table-column table:style-name="Tabelle2.O"/>
        <table:table-column table:style-name="Tabelle2.P"/>
        <table:table-column table:style-name="Tabelle2.Q"/>
        <table:table-row table:style-name="Tabelle2.1">
          <table:table-cell table:style-name="Tabelle2.A1" table:number-rows-spanned="2" office:value-type="string">
            <text:p text:style-name="P38"/>
            <text:p text:style-name="P39">Lfd.</text:p>
            <text:p text:style-name="P39">Nr.</text:p>
          </table:table-cell>
          <table:table-cell table:style-name="Tabelle2.A1" table:number-rows-spanned="2" office:value-type="string">
            <text:p text:style-name="P38"/>
            <text:p text:style-name="P39"/>
            <text:p text:style-name="P39">Ort</text:p>
          </table:table-cell>
          <table:table-cell table:style-name="Tabelle2.A1" table:number-rows-spanned="2" office:value-type="string">
            <text:p text:style-name="P55"/>
            <text:p text:style-name="P56">Zahl</text:p>
            <text:p text:style-name="P56">der TN</text:p>
          </table:table-cell>
          <table:table-cell table:style-name="Tabelle2.A1" table:number-rows-spanned="2" office:value-type="string">
            <text:p text:style-name="P56">Zahl der TN gem. JFG</text:p>
          </table:table-cell>
          <table:table-cell table:style-name="Tabelle2.A1" table:number-rows-spanned="2" office:value-type="string">
            <text:p text:style-name="P56">Zahl</text:p>
            <text:p text:style-name="P56">der</text:p>
            <text:p text:style-name="P56">Tage</text:p>
            <text:p text:style-name="P56">gem.</text:p>
            <text:p text:style-name="P56">RL</text:p>
          </table:table-cell>
          <table:table-cell table:style-name="Tabelle2.A1" table:number-columns-spanned="2" office:value-type="string">
            <text:p text:style-name="P38"/>
            <text:p text:style-name="P39">Teilnehmertage</text:p>
          </table:table-cell>
          <table:covered-table-cell/>
          <table:table-cell table:style-name="Tabelle2.A1" table:number-columns-spanned="5" office:value-type="string">
            <text:p text:style-name="P38"/>
            <text:p text:style-name="P49">A u s g a b e n <text:s text:c="4"/>-EUR-</text:p>
          </table:table-cell>
          <table:covered-table-cell/>
          <table:covered-table-cell/>
          <table:covered-table-cell/>
          <table:covered-table-cell/>
          <table:table-cell table:style-name="Tabelle2.A1" table:number-columns-spanned="4" office:value-type="string">
            <text:p text:style-name="P38"/>
            <text:p text:style-name="P49">E i n n a h m e n <text:s text:c="4"/>-EUR-</text:p>
          </table:table-cell>
          <table:covered-table-cell/>
          <table:covered-table-cell/>
          <table:covered-table-cell/>
          <table:table-cell table:style-name="Tabelle2.Q1" office:value-type="string">
            <text:p text:style-name="P38"/>
            <text:p text:style-name="P39">Landes-</text:p>
          </table:table-cell>
        </table:table-row>
        <table:table-row table:style-name="Tabelle2.2">
          <table:covered-table-cell/>
          <table:covered-table-cell/>
          <table:covered-table-cell/>
          <table:covered-table-cell/>
          <table:covered-table-cell/>
          <table:table-cell table:style-name="Tabelle2.F2" office:value-type="string">
            <text:p text:style-name="P38"/>
            <text:p text:style-name="P56">gem.RL</text:p>
          </table:table-cell>
          <table:table-cell table:style-name="Tabelle2.F2" office:value-type="string">
            <text:p text:style-name="P40"/>
            <text:p text:style-name="P58">gem.JFG</text:p>
          </table:table-cell>
          <table:table-cell table:style-name="Tabelle2.F2" office:value-type="string">
            <text:p text:style-name="P59">Unterkunft</text:p>
            <text:p text:style-name="P59">Verpflegung</text:p>
          </table:table-cell>
          <table:table-cell table:style-name="Tabelle2.F2" office:value-type="string">
            <text:p text:style-name="P59">Referen-</text:p>
            <text:p text:style-name="P59">t-inn-en</text:p>
          </table:table-cell>
          <table:table-cell table:style-name="Tabelle2.F2" office:value-type="string">
            <text:p text:style-name="P60"/>
            <text:p text:style-name="P59">sonstige</text:p>
          </table:table-cell>
          <table:table-cell table:style-name="Tabelle2.F2" office:value-type="string">
            <text:p text:style-name="P60"/>
            <text:p text:style-name="P63"><text:span text:style-name="T10">Fahrtkosten</text:span></text:p>
          </table:table-cell>
          <table:table-cell table:style-name="Tabelle2.F2" office:value-type="string">
            <text:p text:style-name="P60"/>
            <text:p text:style-name="P59">Gesamt</text:p>
          </table:table-cell>
          <table:table-cell table:style-name="Tabelle2.F2" office:value-type="string">
            <text:p text:style-name="P63"><text:span text:style-name="T10">Teilnehmer-</text:span></text:p>
            <text:p text:style-name="P59">beiträge</text:p>
          </table:table-cell>
          <table:table-cell table:style-name="Tabelle2.F2" office:value-type="string">
            <text:p text:style-name="P59">Eigen</text:p>
            <text:p text:style-name="P59">mittel</text:p>
          </table:table-cell>
          <table:table-cell table:style-name="Tabelle2.F2" office:value-type="string">
            <text:p text:style-name="P59">sonstige</text:p>
            <text:p text:style-name="P59">öffentl.</text:p>
            <text:p text:style-name="P59">Zuwendung</text:p>
          </table:table-cell>
          <table:table-cell table:style-name="Tabelle2.F2" office:value-type="string">
            <text:p text:style-name="P60"/>
            <text:p text:style-name="P59">Gesamt</text:p>
          </table:table-cell>
          <table:table-cell table:style-name="Tabelle2.Q2" office:value-type="string">
            <text:p text:style-name="P39">zuwendung-EUR</text:p>
          </table:table-cell>
        </table:table-row>
        <table:table-row table:style-name="Tabelle2.3">
          <table:table-cell table:style-name="Tabelle2.A3" office:value-type="string">
            <text:p text:style-name="P61"/>
            <text:p text:style-name="P30">1</text:p>
          </table:table-cell>
          <table:table-cell table:style-name="Tabelle2.A3" office:value-type="string">
            <text:p text:style-name="P21"><text:span text:style-name="T11">Buxtehude</text:span></text:p>
          </table:table-cell>
          <table:table-cell table:style-name="Tabelle2.A3" office:value-type="string">
            <text:p text:style-name="P22">21</text:p>
          </table:table-cell>
          <table:table-cell table:style-name="Tabelle2.A3" office:value-type="string">
            <text:p text:style-name="P22">15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21</text:p>
          </table:table-cell>
          <table:table-cell table:style-name="Tabelle2.F3" office:value-type="string">
            <text:p text:style-name="P24">15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165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165,0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165,0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2</text:p>
          </table:table-cell>
          <table:table-cell table:style-name="Tabelle2.A3" office:value-type="string">
            <text:p text:style-name="P21"><text:span text:style-name="T11">Buxtehude</text:span></text:p>
          </table:table-cell>
          <table:table-cell table:style-name="Tabelle2.A3" office:value-type="string">
            <text:p text:style-name="P22">19</text:p>
          </table:table-cell>
          <table:table-cell table:style-name="Tabelle2.A3" office:value-type="string">
            <text:p text:style-name="P22">13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19</text:p>
          </table:table-cell>
          <table:table-cell table:style-name="Tabelle2.F3" office:value-type="string">
            <text:p text:style-name="P24">13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142,5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142,5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142,5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3</text:p>
          </table:table-cell>
          <table:table-cell table:style-name="Tabelle2.A3" office:value-type="string">
            <text:p text:style-name="P21"><text:span text:style-name="T11">Buxtehude</text:span></text:p>
          </table:table-cell>
          <table:table-cell table:style-name="Tabelle2.A3" office:value-type="string">
            <text:p text:style-name="P22">13</text:p>
          </table:table-cell>
          <table:table-cell table:style-name="Tabelle2.A3" office:value-type="string">
            <text:p text:style-name="P22">13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13</text:p>
          </table:table-cell>
          <table:table-cell table:style-name="Tabelle2.F3" office:value-type="string">
            <text:p text:style-name="P24">13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97,5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97,5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97,5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4</text:p>
          </table:table-cell>
          <table:table-cell table:style-name="Tabelle2.A3" office:value-type="string">
            <text:p text:style-name="P21"><text:span text:style-name="T11">Buxtehude</text:span></text:p>
          </table:table-cell>
          <table:table-cell table:style-name="Tabelle2.A3" office:value-type="string">
            <text:p text:style-name="P22">28</text:p>
          </table:table-cell>
          <table:table-cell table:style-name="Tabelle2.A3" office:value-type="string">
            <text:p text:style-name="P22">19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28</text:p>
          </table:table-cell>
          <table:table-cell table:style-name="Tabelle2.F3" office:value-type="string">
            <text:p text:style-name="P24">19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21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21,0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162,5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5</text:p>
          </table:table-cell>
          <table:table-cell table:style-name="Tabelle2.A3" office:value-type="string">
            <text:p text:style-name="P21"><text:span text:style-name="T11">Hannover</text:span>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3">2</text:p>
          </table:table-cell>
          <table:table-cell table:style-name="Tabelle2.F3" office:value-type="string">
            <text:p text:style-name="P24">34</text:p>
          </table:table-cell>
          <table:table-cell table:style-name="Tabelle2.F3" office:value-type="string">
            <text:p text:style-name="P24">34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424,98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424,98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424,98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6</text:p>
          </table:table-cell>
          <table:table-cell table:style-name="Tabelle2.A3" office:value-type="string">
            <text:p text:style-name="P21"><text:span text:style-name="T11">Emden</text:span></text:p>
          </table:table-cell>
          <table:table-cell table:style-name="Tabelle2.A3" office:value-type="string">
            <text:p text:style-name="P22">27</text:p>
          </table:table-cell>
          <table:table-cell table:style-name="Tabelle2.A3" office:value-type="string">
            <text:p text:style-name="P22">24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27</text:p>
          </table:table-cell>
          <table:table-cell table:style-name="Tabelle2.F3" office:value-type="string">
            <text:p text:style-name="P24">24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202,5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202,5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202,5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7</text:p>
          </table:table-cell>
          <table:table-cell table:style-name="Tabelle2.A3" office:value-type="string">
            <text:p text:style-name="P21"><text:span text:style-name="T11">Hildesheim</text:span></text:p>
          </table:table-cell>
          <table:table-cell table:style-name="Tabelle2.A3" office:value-type="string">
            <text:p text:style-name="P22">20</text:p>
          </table:table-cell>
          <table:table-cell table:style-name="Tabelle2.A3" office:value-type="string">
            <text:p text:style-name="P22">20</text:p>
          </table:table-cell>
          <table:table-cell table:style-name="Tabelle2.A3" office:value-type="string">
            <text:p text:style-name="P23">2</text:p>
          </table:table-cell>
          <table:table-cell table:style-name="Tabelle2.F3" office:value-type="string">
            <text:p text:style-name="P24">40</text:p>
          </table:table-cell>
          <table:table-cell table:style-name="Tabelle2.F3" office:value-type="string">
            <text:p text:style-name="P24">40</text:p>
          </table:table-cell>
          <table:table-cell table:style-name="Tabelle2.F3" office:value-type="string">
            <text:p text:style-name="P27">86,36</text:p>
          </table:table-cell>
          <table:table-cell table:style-name="Tabelle2.F3" office:value-type="string">
            <text:p text:style-name="P27">17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103,36</text:p>
          </table:table-cell>
          <table:table-cell table:style-name="Tabelle2.F3" office:value-type="string">
            <text:p text:style-name="P28">7,0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7,00</text:p>
          </table:table-cell>
          <table:table-cell table:style-name="Tabelle2.Q3" office:value-type="string">
            <text:p text:style-name="P37">186,36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8</text:p>
          </table:table-cell>
          <table:table-cell table:style-name="Tabelle2.A3" office:value-type="string">
            <text:p text:style-name="P21"><text:span text:style-name="T11">Hildesheim</text:span></text:p>
          </table:table-cell>
          <table:table-cell table:style-name="Tabelle2.A3" office:value-type="string">
            <text:p text:style-name="P22">19</text:p>
          </table:table-cell>
          <table:table-cell table:style-name="Tabelle2.A3" office:value-type="string">
            <text:p text:style-name="P22">19</text:p>
          </table:table-cell>
          <table:table-cell table:style-name="Tabelle2.A3" office:value-type="string">
            <text:p text:style-name="P23">3</text:p>
          </table:table-cell>
          <table:table-cell table:style-name="Tabelle2.F3" office:value-type="string">
            <text:p text:style-name="P24">57</text:p>
          </table:table-cell>
          <table:table-cell table:style-name="Tabelle2.F3" office:value-type="string">
            <text:p text:style-name="P24">57</text:p>
          </table:table-cell>
          <table:table-cell table:style-name="Tabelle2.F3" office:value-type="string">
            <text:p text:style-name="P27">86,25</text:p>
          </table:table-cell>
          <table:table-cell table:style-name="Tabelle2.F3" office:value-type="string">
            <text:p text:style-name="P27">36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122,25</text:p>
          </table:table-cell>
          <table:table-cell table:style-name="Tabelle2.F3" office:value-type="string">
            <text:p text:style-name="P28">66,5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66,50</text:p>
          </table:table-cell>
          <table:table-cell table:style-name="Tabelle2.Q3" office:value-type="string">
            <text:p text:style-name="P37">379,75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9</text:p>
          </table:table-cell>
          <table:table-cell table:style-name="Tabelle2.A3" office:value-type="string">
            <text:p text:style-name="P21"><text:span text:style-name="T11">Lüneburg</text:span></text:p>
          </table:table-cell>
          <table:table-cell table:style-name="Tabelle2.A3" office:value-type="string">
            <text:p text:style-name="P22">15</text:p>
          </table:table-cell>
          <table:table-cell table:style-name="Tabelle2.A3" office:value-type="string">
            <text:p text:style-name="P22">15</text:p>
          </table:table-cell>
          <table:table-cell table:style-name="Tabelle2.A3" office:value-type="string">
            <text:p text:style-name="P23">2</text:p>
          </table:table-cell>
          <table:table-cell table:style-name="Tabelle2.F3" office:value-type="string">
            <text:p text:style-name="P24">29</text:p>
          </table:table-cell>
          <table:table-cell table:style-name="Tabelle2.F3" office:value-type="string">
            <text:p text:style-name="P24">29</text:p>
          </table:table-cell>
          <table:table-cell table:style-name="Tabelle2.F3" office:value-type="string">
            <text:p text:style-name="P27">65,48</text:p>
          </table:table-cell>
          <table:table-cell table:style-name="Tabelle2.F3" office:value-type="string">
            <text:p text:style-name="P27">6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6,00</text:p>
          </table:table-cell>
          <table:table-cell table:style-name="Tabelle2.F3" office:value-type="string">
            <text:p text:style-name="P25">77,48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185,48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10</text:p>
          </table:table-cell>
          <table:table-cell table:style-name="Tabelle2.A3" office:value-type="string">
            <text:p text:style-name="P21"><text:span text:style-name="T11">Hannover</text:span></text:p>
          </table:table-cell>
          <table:table-cell table:style-name="Tabelle2.A3" office:value-type="string">
            <text:p text:style-name="P22">14</text:p>
          </table:table-cell>
          <table:table-cell table:style-name="Tabelle2.A3" office:value-type="string">
            <text:p text:style-name="P22">14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14</text:p>
          </table:table-cell>
          <table:table-cell table:style-name="Tabelle2.F3" office:value-type="string">
            <text:p text:style-name="P24">14</text:p>
          </table:table-cell>
          <table:table-cell table:style-name="Tabelle2.F3" office:value-type="string">
            <text:p text:style-name="P27">36,63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64,00</text:p>
          </table:table-cell>
          <table:table-cell table:style-name="Tabelle2.F3" office:value-type="string">
            <text:p text:style-name="P25">100,63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100,63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11</text:p>
          </table:table-cell>
          <table:table-cell table:style-name="Tabelle2.A3" office:value-type="string">
            <text:p text:style-name="P21"><text:span text:style-name="T11">Hildesheim</text:span></text:p>
          </table:table-cell>
          <table:table-cell table:style-name="Tabelle2.A3" office:value-type="string">
            <text:p text:style-name="P22">42</text:p>
          </table:table-cell>
          <table:table-cell table:style-name="Tabelle2.A3" office:value-type="string">
            <text:p text:style-name="P22">40</text:p>
          </table:table-cell>
          <table:table-cell table:style-name="Tabelle2.A3" office:value-type="string">
            <text:p text:style-name="P23">3</text:p>
          </table:table-cell>
          <table:table-cell table:style-name="Tabelle2.F3" office:value-type="string">
            <text:p text:style-name="P24">112</text:p>
          </table:table-cell>
          <table:table-cell table:style-name="Tabelle2.F3" office:value-type="string">
            <text:p text:style-name="P24">110</text:p>
          </table:table-cell>
          <table:table-cell table:style-name="Tabelle2.F3" office:value-type="string">
            <text:p text:style-name="P27">402,81</text:p>
          </table:table-cell>
          <table:table-cell table:style-name="Tabelle2.F3" office:value-type="string">
            <text:p text:style-name="P27">1460,90</text:p>
          </table:table-cell>
          <table:table-cell table:style-name="Tabelle2.F3" office:value-type="string">
            <text:p text:style-name="P27">1018,66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2882,37</text:p>
          </table:table-cell>
          <table:table-cell table:style-name="Tabelle2.F3" office:value-type="string">
            <text:p text:style-name="P28">15,00</text:p>
          </table:table-cell>
          <table:table-cell table:style-name="Tabelle2.F3" office:value-type="string">
            <text:p text:style-name="P29">1627,3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1642,30</text:p>
          </table:table-cell>
          <table:table-cell table:style-name="Tabelle2.Q3" office:value-type="string">
            <text:p text:style-name="P37">1105,07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12</text:p>
          </table:table-cell>
          <table:table-cell table:style-name="Tabelle2.A3" office:value-type="string">
            <text:p text:style-name="P21"><text:span text:style-name="T11">Bentierode</text:span></text:p>
          </table:table-cell>
          <table:table-cell table:style-name="Tabelle2.A3" office:value-type="string">
            <text:p text:style-name="P22">30</text:p>
          </table:table-cell>
          <table:table-cell table:style-name="Tabelle2.A3" office:value-type="string">
            <text:p text:style-name="P22">30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30</text:p>
          </table:table-cell>
          <table:table-cell table:style-name="Tabelle2.F3" office:value-type="string">
            <text:p text:style-name="P24">3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225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225,0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225,0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13</text:p>
          </table:table-cell>
          <table:table-cell table:style-name="Tabelle2.A3" office:value-type="string">
            <text:p text:style-name="P21"><text:span text:style-name="T11">Falkenberg</text:span></text:p>
          </table:table-cell>
          <table:table-cell table:style-name="Tabelle2.A3" office:value-type="string">
            <text:p text:style-name="P22">26</text:p>
          </table:table-cell>
          <table:table-cell table:style-name="Tabelle2.A3" office:value-type="string">
            <text:p text:style-name="P22">26</text:p>
          </table:table-cell>
          <table:table-cell table:style-name="Tabelle2.A3" office:value-type="string">
            <text:p text:style-name="P23">10</text:p>
          </table:table-cell>
          <table:table-cell table:style-name="Tabelle2.F3" office:value-type="string">
            <text:p text:style-name="P24">260</text:p>
          </table:table-cell>
          <table:table-cell table:style-name="Tabelle2.F3" office:value-type="string">
            <text:p text:style-name="P24">260</text:p>
          </table:table-cell>
          <table:table-cell table:style-name="Tabelle2.F3" office:value-type="string">
            <text:p text:style-name="P27">4003,79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254,01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4257,80</text:p>
          </table:table-cell>
          <table:table-cell table:style-name="Tabelle2.F3" office:value-type="string">
            <text:p text:style-name="P28">100,00</text:p>
          </table:table-cell>
          <table:table-cell table:style-name="Tabelle2.F3" office:value-type="string">
            <text:p text:style-name="P29">7,8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107,80</text:p>
          </table:table-cell>
          <table:table-cell table:style-name="Tabelle2.Q3" office:value-type="string">
            <text:p text:style-name="P37">3250,0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14</text:p>
          </table:table-cell>
          <table:table-cell table:style-name="Tabelle2.A3" office:value-type="string">
            <text:p text:style-name="P21"><text:span text:style-name="T11">Lüneburg</text:span></text:p>
          </table:table-cell>
          <table:table-cell table:style-name="Tabelle2.A3" office:value-type="string">
            <text:p text:style-name="P22">16</text:p>
          </table:table-cell>
          <table:table-cell table:style-name="Tabelle2.A3" office:value-type="string">
            <text:p text:style-name="P22">16</text:p>
          </table:table-cell>
          <table:table-cell table:style-name="Tabelle2.A3" office:value-type="string">
            <text:p text:style-name="P23">2</text:p>
          </table:table-cell>
          <table:table-cell table:style-name="Tabelle2.F3" office:value-type="string">
            <text:p text:style-name="P24">32</text:p>
          </table:table-cell>
          <table:table-cell table:style-name="Tabelle2.F3" office:value-type="string">
            <text:p text:style-name="P24">32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0,0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15</text:p>
          </table:table-cell>
          <table:table-cell table:style-name="Tabelle2.A3" office:value-type="string">
            <text:p text:style-name="P21"><text:span text:style-name="T11">Steyerberg</text:span></text:p>
          </table:table-cell>
          <table:table-cell table:style-name="Tabelle2.A3" office:value-type="string">
            <text:p text:style-name="P22">16</text:p>
          </table:table-cell>
          <table:table-cell table:style-name="Tabelle2.A3" office:value-type="string">
            <text:p text:style-name="P22">16</text:p>
          </table:table-cell>
          <table:table-cell table:style-name="Tabelle2.A3" office:value-type="string">
            <text:p text:style-name="P23">2</text:p>
          </table:table-cell>
          <table:table-cell table:style-name="Tabelle2.F3" office:value-type="string">
            <text:p text:style-name="P24">26</text:p>
          </table:table-cell>
          <table:table-cell table:style-name="Tabelle2.F3" office:value-type="string">
            <text:p text:style-name="P24">26</text:p>
          </table:table-cell>
          <table:table-cell table:style-name="Tabelle2.F3" office:value-type="string">
            <text:p text:style-name="P27">36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36,0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10,0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10,00</text:p>
          </table:table-cell>
          <table:table-cell table:style-name="Tabelle2.Q3" office:value-type="string">
            <text:p text:style-name="P37">260,00</text:p>
          </table:table-cell>
        </table:table-row>
        <table:table-row table:style-name="Tabelle2.3">
          <table:table-cell table:style-name="Tabelle2.A3" office:value-type="string">
            <text:p text:style-name="P18"/>
          </table:table-cell>
          <table:table-cell table:style-name="Tabelle2.A3" table:number-columns-spanned="4" office:value-type="string">
            <text:p text:style-name="P57"/>
            <text:p text:style-name="P52">(Zwischen-) Summe:</text:p>
            <text:p text:style-name="P52"/>
          </table:table-cell>
          <table:covered-table-cell/>
          <table:covered-table-cell/>
          <table:covered-table-cell/>
          <table:table-cell table:style-name="Tabelle2.F3" office:value-type="string">
            <text:p text:style-name="P31">742</text:p>
          </table:table-cell>
          <table:table-cell table:style-name="Tabelle2.F3" office:value-type="string">
            <text:p text:style-name="P31">716</text:p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3">8858,37</text:p>
          </table:table-cell>
          <table:table-cell table:style-name="Tabelle2.F3" office:value-type="string">
            <text:p text:style-name="P34"/>
          </table:table-cell>
          <table:table-cell table:style-name="Tabelle2.F3" office:value-type="string">
            <text:p text:style-name="P35"/>
          </table:table-cell>
          <table:table-cell table:style-name="Tabelle2.F3" office:value-type="string">
            <text:p text:style-name="P35"/>
          </table:table-cell>
          <table:table-cell table:style-name="Tabelle2.F3" office:value-type="string">
            <text:p text:style-name="P33">1833,60</text:p>
          </table:table-cell>
          <table:table-cell table:style-name="Tabelle2.Q3" office:value-type="string">
            <text:p text:style-name="P36">6887,27</text:p>
          </table:table-cell>
        </table:table-row>
      </table:table>
      <text:p text:style-name="P20"/>
      <text:p text:style-name="P19"/>
      <text:p text:style-name="P86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41">Bezeichnung und Anschrift des Verbandes</text:p>
            <text:p text:style-name="P17">Jugendumweltnetzwerk Niedersachsen</text:p>
            <text:p text:style-name="P17">Jugendaktion Natur und Umweltschutz Niedersachsen (JANUN e.V.)</text:p>
            <text:p text:style-name="P16"><text:span text:style-name="T43">Goebenstr. 3A, 30161 Hannover, Tel: 0511/3940415, Email: info@janun.de, www.janun.de</text:span><field:fieldmark-end/></text:p>
            <text:p text:style-name="P44"/>
          </table:table-cell>
          <table:table-cell table:style-name="Tabelle1.B1" office:value-type="string">
            <text:p text:style-name="P47"/>
            <text:p text:style-name="P50"/>
            <text:p text:style-name="P50"/>
            <text:p text:style-name="P50"/>
            <text:p text:style-name="P53"><text:s/></text:p>
          </table:table-cell>
          <table:table-cell table:style-name="Tabelle1.C1" office:value-type="string">
            <text:p text:style-name="P62"><text:span text:style-name="T1"><text:s text:c="2"/></text:span><text:span text:style-name="T3">Zusammenstellung der</text:span></text:p>
            <text:p text:style-name="P83">Einzelmaßnahmen</text:p>
            <text:p text:style-name="P41"/>
            <text:p text:style-name="P85"><text:span text:style-name="T3">Blatt </text:span><text:span text:style-name="T4">2</text:span></text:p>
            <text:p text:style-name="P50"/>
          </table:table-cell>
        </table:table-row>
      </table:table>
      <text:p text:style-name="P43"/>
      <text:p text:style-name="P62"><text:span text:style-name="T6">VERWENDUNGSNACHWEIS <text:s/></text:span><text:span text:style-name="T7">-Gesamtplanverfahren (2fach) – (zahlenmäßiger Nachweis)</text:span></text:p>
      <text:p text:style-name="P62"><text:span text:style-name="T7">Förderung von Bildungsmaßnahmen gem. § 10 Jugendförderungsgesetz</text:span></text:p>
      <text:p text:style-name="P44"/>
      <text:p text:style-name="P4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2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column table:style-name="Tabelle2.N"/>
        <table:table-column table:style-name="Tabelle2.O"/>
        <table:table-column table:style-name="Tabelle2.P"/>
        <table:table-column table:style-name="Tabelle2.Q"/>
        <table:table-row table:style-name="Tabelle2.1">
          <table:table-cell table:style-name="Tabelle2.A1" table:number-rows-spanned="2" office:value-type="string">
            <text:p text:style-name="P38"/>
            <text:p text:style-name="P39">Lfd.</text:p>
            <text:p text:style-name="P39">Nr.</text:p>
          </table:table-cell>
          <table:table-cell table:style-name="Tabelle2.A1" table:number-rows-spanned="2" office:value-type="string">
            <text:p text:style-name="P38"/>
            <text:p text:style-name="P39"/>
            <text:p text:style-name="P39">Ort</text:p>
          </table:table-cell>
          <table:table-cell table:style-name="Tabelle2.A1" table:number-rows-spanned="2" office:value-type="string">
            <text:p text:style-name="P55"/>
            <text:p text:style-name="P56">Zahl</text:p>
            <text:p text:style-name="P56">der TN</text:p>
          </table:table-cell>
          <table:table-cell table:style-name="Tabelle2.A1" table:number-rows-spanned="2" office:value-type="string">
            <text:p text:style-name="P56">Zahl der TN gem. JFG</text:p>
          </table:table-cell>
          <table:table-cell table:style-name="Tabelle2.A1" table:number-rows-spanned="2" office:value-type="string">
            <text:p text:style-name="P56">Zahl</text:p>
            <text:p text:style-name="P56">der</text:p>
            <text:p text:style-name="P56">Tage</text:p>
            <text:p text:style-name="P56">gem.</text:p>
            <text:p text:style-name="P56">RL</text:p>
          </table:table-cell>
          <table:table-cell table:style-name="Tabelle2.A1" table:number-columns-spanned="2" office:value-type="string">
            <text:p text:style-name="P38"/>
            <text:p text:style-name="P39">Teilnehmertage</text:p>
          </table:table-cell>
          <table:covered-table-cell/>
          <table:table-cell table:style-name="Tabelle2.A1" table:number-columns-spanned="5" office:value-type="string">
            <text:p text:style-name="P38"/>
            <text:p text:style-name="P49">A u s g a b e n <text:s text:c="4"/>-EUR-</text:p>
          </table:table-cell>
          <table:covered-table-cell/>
          <table:covered-table-cell/>
          <table:covered-table-cell/>
          <table:covered-table-cell/>
          <table:table-cell table:style-name="Tabelle2.A1" table:number-columns-spanned="4" office:value-type="string">
            <text:p text:style-name="P38"/>
            <text:p text:style-name="P49">E i n n a h m e n <text:s text:c="4"/>-EUR-</text:p>
          </table:table-cell>
          <table:covered-table-cell/>
          <table:covered-table-cell/>
          <table:covered-table-cell/>
          <table:table-cell table:style-name="Tabelle2.Q1" office:value-type="string">
            <text:p text:style-name="P38"/>
            <text:p text:style-name="P39">Landes-</text:p>
          </table:table-cell>
        </table:table-row>
        <table:table-row table:style-name="Tabelle2.2">
          <table:covered-table-cell/>
          <table:covered-table-cell/>
          <table:covered-table-cell/>
          <table:covered-table-cell/>
          <table:covered-table-cell/>
          <table:table-cell table:style-name="Tabelle2.F2" office:value-type="string">
            <text:p text:style-name="P38"/>
            <text:p text:style-name="P56">gem.RL</text:p>
          </table:table-cell>
          <table:table-cell table:style-name="Tabelle2.F2" office:value-type="string">
            <text:p text:style-name="P40"/>
            <text:p text:style-name="P58">gem.JFG</text:p>
          </table:table-cell>
          <table:table-cell table:style-name="Tabelle2.F2" office:value-type="string">
            <text:p text:style-name="P59">Unterkunft</text:p>
            <text:p text:style-name="P59">Verpflegung</text:p>
          </table:table-cell>
          <table:table-cell table:style-name="Tabelle2.F2" office:value-type="string">
            <text:p text:style-name="P59">Referen-</text:p>
            <text:p text:style-name="P59">t-inn-en</text:p>
          </table:table-cell>
          <table:table-cell table:style-name="Tabelle2.F2" office:value-type="string">
            <text:p text:style-name="P60"/>
            <text:p text:style-name="P59">sonstige</text:p>
          </table:table-cell>
          <table:table-cell table:style-name="Tabelle2.F2" office:value-type="string">
            <text:p text:style-name="P60"/>
            <text:p text:style-name="P63"><text:span text:style-name="T10">Fahrtkosten</text:span></text:p>
          </table:table-cell>
          <table:table-cell table:style-name="Tabelle2.F2" office:value-type="string">
            <text:p text:style-name="P60"/>
            <text:p text:style-name="P59">Gesamt</text:p>
          </table:table-cell>
          <table:table-cell table:style-name="Tabelle2.F2" office:value-type="string">
            <text:p text:style-name="P63"><text:span text:style-name="T10">Teilnehmer-</text:span></text:p>
            <text:p text:style-name="P59">beiträge</text:p>
          </table:table-cell>
          <table:table-cell table:style-name="Tabelle2.F2" office:value-type="string">
            <text:p text:style-name="P59">Eigen</text:p>
            <text:p text:style-name="P59">mittel</text:p>
          </table:table-cell>
          <table:table-cell table:style-name="Tabelle2.F2" office:value-type="string">
            <text:p text:style-name="P59">sonstige</text:p>
            <text:p text:style-name="P59">öffentl.</text:p>
            <text:p text:style-name="P59">Zuwendung</text:p>
          </table:table-cell>
          <table:table-cell table:style-name="Tabelle2.F2" office:value-type="string">
            <text:p text:style-name="P60"/>
            <text:p text:style-name="P59">Gesamt</text:p>
          </table:table-cell>
          <table:table-cell table:style-name="Tabelle2.Q2" office:value-type="string">
            <text:p text:style-name="P39">zuwendung-EUR</text:p>
          </table:table-cell>
        </table:table-row>
        <table:table-row table:style-name="Tabelle2.3">
          <table:table-cell table:style-name="Tabelle2.A3" office:value-type="string">
            <text:p text:style-name="P61"/>
            <text:p text:style-name="P30">16</text:p>
          </table:table-cell>
          <table:table-cell table:style-name="Tabelle2.A3" office:value-type="string">
            <text:p text:style-name="P21"><text:span text:style-name="T11">Hannover</text:span></text:p>
          </table:table-cell>
          <table:table-cell table:style-name="Tabelle2.A3" office:value-type="string">
            <text:p text:style-name="P22">12</text:p>
          </table:table-cell>
          <table:table-cell table:style-name="Tabelle2.A3" office:value-type="string">
            <text:p text:style-name="P22">12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12</text:p>
          </table:table-cell>
          <table:table-cell table:style-name="Tabelle2.F3" office:value-type="string">
            <text:p text:style-name="P24">12</text:p>
          </table:table-cell>
          <table:table-cell table:style-name="Tabelle2.F3" office:value-type="string">
            <text:p text:style-name="P27">40,29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7,70</text:p>
          </table:table-cell>
          <table:table-cell table:style-name="Tabelle2.F3" office:value-type="string">
            <text:p text:style-name="P25">47,99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47,99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17</text:p>
          </table:table-cell>
          <table:table-cell table:style-name="Tabelle2.A3" office:value-type="string">
            <text:p text:style-name="P21"><text:span text:style-name="T11">Hannover</text:span></text:p>
          </table:table-cell>
          <table:table-cell table:style-name="Tabelle2.A3" office:value-type="string">
            <text:p text:style-name="P22">10</text:p>
          </table:table-cell>
          <table:table-cell table:style-name="Tabelle2.A3" office:value-type="string">
            <text:p text:style-name="P22">10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10</text:p>
          </table:table-cell>
          <table:table-cell table:style-name="Tabelle2.F3" office:value-type="string">
            <text:p text:style-name="P24">10</text:p>
          </table:table-cell>
          <table:table-cell table:style-name="Tabelle2.F3" office:value-type="string">
            <text:p text:style-name="P27">96,90</text:p>
          </table:table-cell>
          <table:table-cell table:style-name="Tabelle2.F3" office:value-type="string">
            <text:p text:style-name="P27">564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660,90</text:p>
          </table:table-cell>
          <table:table-cell table:style-name="Tabelle2.F3" office:value-type="string">
            <text:p text:style-name="P28">21,00</text:p>
          </table:table-cell>
          <table:table-cell table:style-name="Tabelle2.F3" office:value-type="string">
            <text:p text:style-name="P29">370,9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391,90</text:p>
          </table:table-cell>
          <table:table-cell table:style-name="Tabelle2.Q3" office:value-type="string">
            <text:p text:style-name="P37">80,0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18</text:p>
          </table:table-cell>
          <table:table-cell table:style-name="Tabelle2.A3" office:value-type="string">
            <text:p text:style-name="P21"><text:span text:style-name="T11">Lüneburg</text:span>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3">2</text:p>
          </table:table-cell>
          <table:table-cell table:style-name="Tabelle2.F3" office:value-type="string">
            <text:p text:style-name="P24">34</text:p>
          </table:table-cell>
          <table:table-cell table:style-name="Tabelle2.F3" office:value-type="string">
            <text:p text:style-name="P24">34</text:p>
          </table:table-cell>
          <table:table-cell table:style-name="Tabelle2.F3" office:value-type="string">
            <text:p text:style-name="P27">481,28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481,28</text:p>
          </table:table-cell>
          <table:table-cell table:style-name="Tabelle2.F3" office:value-type="string">
            <text:p text:style-name="P28">133,0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133,00</text:p>
          </table:table-cell>
          <table:table-cell table:style-name="Tabelle2.Q3" office:value-type="string">
            <text:p text:style-name="P37">348,28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19</text:p>
          </table:table-cell>
          <table:table-cell table:style-name="Tabelle2.A3" office:value-type="string">
            <text:p text:style-name="P21"><text:span text:style-name="T11">Luckau</text:span></text:p>
          </table:table-cell>
          <table:table-cell table:style-name="Tabelle2.A3" office:value-type="string">
            <text:p text:style-name="P22">25</text:p>
          </table:table-cell>
          <table:table-cell table:style-name="Tabelle2.A3" office:value-type="string">
            <text:p text:style-name="P22">25</text:p>
          </table:table-cell>
          <table:table-cell table:style-name="Tabelle2.A3" office:value-type="string">
            <text:p text:style-name="P23">3</text:p>
          </table:table-cell>
          <table:table-cell table:style-name="Tabelle2.F3" office:value-type="string">
            <text:p text:style-name="P24">75</text:p>
          </table:table-cell>
          <table:table-cell table:style-name="Tabelle2.F3" office:value-type="string">
            <text:p text:style-name="P24">75</text:p>
          </table:table-cell>
          <table:table-cell table:style-name="Tabelle2.F3" office:value-type="string">
            <text:p text:style-name="P27">293,81</text:p>
          </table:table-cell>
          <table:table-cell table:style-name="Tabelle2.F3" office:value-type="string">
            <text:p text:style-name="P27">929,8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1223,61</text:p>
          </table:table-cell>
          <table:table-cell table:style-name="Tabelle2.F3" office:value-type="string">
            <text:p text:style-name="P28">262,50</text:p>
          </table:table-cell>
          <table:table-cell table:style-name="Tabelle2.F3" office:value-type="string">
            <text:p text:style-name="P29">23,61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286,11</text:p>
          </table:table-cell>
          <table:table-cell table:style-name="Tabelle2.Q3" office:value-type="string">
            <text:p text:style-name="P37">937,5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20</text:p>
          </table:table-cell>
          <table:table-cell table:style-name="Tabelle2.A3" office:value-type="string">
            <text:p text:style-name="P21"><text:span text:style-name="T11">Steyerberg</text:span></text:p>
          </table:table-cell>
          <table:table-cell table:style-name="Tabelle2.A3" office:value-type="string">
            <text:p text:style-name="P22">10</text:p>
          </table:table-cell>
          <table:table-cell table:style-name="Tabelle2.A3" office:value-type="string">
            <text:p text:style-name="P22">10</text:p>
          </table:table-cell>
          <table:table-cell table:style-name="Tabelle2.A3" office:value-type="string">
            <text:p text:style-name="P23">2</text:p>
          </table:table-cell>
          <table:table-cell table:style-name="Tabelle2.F3" office:value-type="string">
            <text:p text:style-name="P24">20</text:p>
          </table:table-cell>
          <table:table-cell table:style-name="Tabelle2.F3" office:value-type="string">
            <text:p text:style-name="P24">20</text:p>
          </table:table-cell>
          <table:table-cell table:style-name="Tabelle2.F3" office:value-type="string">
            <text:p text:style-name="P27">205,00</text:p>
          </table:table-cell>
          <table:table-cell table:style-name="Tabelle2.F3" office:value-type="string">
            <text:p text:style-name="P27">75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280,00</text:p>
          </table:table-cell>
          <table:table-cell table:style-name="Tabelle2.F3" office:value-type="string">
            <text:p text:style-name="P28">10,0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10,00</text:p>
          </table:table-cell>
          <table:table-cell table:style-name="Tabelle2.Q3" office:value-type="string">
            <text:p text:style-name="P37">180,0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21</text:p>
          </table:table-cell>
          <table:table-cell table:style-name="Tabelle2.A3" office:value-type="string">
            <text:p text:style-name="P21"><text:span text:style-name="T11">Steyerberg</text:span>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3">2</text:p>
          </table:table-cell>
          <table:table-cell table:style-name="Tabelle2.F3" office:value-type="string">
            <text:p text:style-name="P24">34</text:p>
          </table:table-cell>
          <table:table-cell table:style-name="Tabelle2.F3" office:value-type="string">
            <text:p text:style-name="P24">34</text:p>
          </table:table-cell>
          <table:table-cell table:style-name="Tabelle2.F3" office:value-type="string">
            <text:p text:style-name="P27">395,00</text:p>
          </table:table-cell>
          <table:table-cell table:style-name="Tabelle2.F3" office:value-type="string">
            <text:p text:style-name="P27">75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470,00</text:p>
          </table:table-cell>
          <table:table-cell table:style-name="Tabelle2.F3" office:value-type="string">
            <text:p text:style-name="P28">17,0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17,00</text:p>
          </table:table-cell>
          <table:table-cell table:style-name="Tabelle2.Q3" office:value-type="string">
            <text:p text:style-name="P37">300,0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22</text:p>
          </table:table-cell>
          <table:table-cell table:style-name="Tabelle2.A3" office:value-type="string">
            <text:p text:style-name="P21"><text:span text:style-name="T11">Hameln</text:span>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3">3</text:p>
          </table:table-cell>
          <table:table-cell table:style-name="Tabelle2.F3" office:value-type="string">
            <text:p text:style-name="P24">51</text:p>
          </table:table-cell>
          <table:table-cell table:style-name="Tabelle2.F3" office:value-type="string">
            <text:p text:style-name="P24">51</text:p>
          </table:table-cell>
          <table:table-cell table:style-name="Tabelle2.F3" office:value-type="string">
            <text:p text:style-name="P27">149,73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549,85</text:p>
          </table:table-cell>
          <table:table-cell table:style-name="Tabelle2.F3" office:value-type="string">
            <text:p text:style-name="P25">699,58</text:p>
          </table:table-cell>
          <table:table-cell table:style-name="Tabelle2.F3" office:value-type="string">
            <text:p text:style-name="P28">17,00</text:p>
          </table:table-cell>
          <table:table-cell table:style-name="Tabelle2.F3" office:value-type="string">
            <text:p text:style-name="P29">229,58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246,58</text:p>
          </table:table-cell>
          <table:table-cell table:style-name="Tabelle2.Q3" office:value-type="string">
            <text:p text:style-name="P37">300,0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23</text:p>
          </table:table-cell>
          <table:table-cell table:style-name="Tabelle2.A3" office:value-type="string">
            <text:p text:style-name="P21"><text:span text:style-name="T11">Breitenstein im Südharz</text:span></text:p>
          </table:table-cell>
          <table:table-cell table:style-name="Tabelle2.A3" office:value-type="string">
            <text:p text:style-name="P22">30</text:p>
          </table:table-cell>
          <table:table-cell table:style-name="Tabelle2.A3" office:value-type="string">
            <text:p text:style-name="P22">29</text:p>
          </table:table-cell>
          <table:table-cell table:style-name="Tabelle2.A3" office:value-type="string">
            <text:p text:style-name="P23">7</text:p>
          </table:table-cell>
          <table:table-cell table:style-name="Tabelle2.F3" office:value-type="string">
            <text:p text:style-name="P24">210</text:p>
          </table:table-cell>
          <table:table-cell table:style-name="Tabelle2.F3" office:value-type="string">
            <text:p text:style-name="P24">203</text:p>
          </table:table-cell>
          <table:table-cell table:style-name="Tabelle2.F3" office:value-type="string">
            <text:p text:style-name="P27">2431,67</text:p>
          </table:table-cell>
          <table:table-cell table:style-name="Tabelle2.F3" office:value-type="string">
            <text:p text:style-name="P27">264,00</text:p>
          </table:table-cell>
          <table:table-cell table:style-name="Tabelle2.F3" office:value-type="string">
            <text:p text:style-name="P27">16,00</text:p>
          </table:table-cell>
          <table:table-cell table:style-name="Tabelle2.F3" office:value-type="string">
            <text:p text:style-name="P27">286,05</text:p>
          </table:table-cell>
          <table:table-cell table:style-name="Tabelle2.F3" office:value-type="string">
            <text:p text:style-name="P25">2997,72</text:p>
          </table:table-cell>
          <table:table-cell table:style-name="Tabelle2.F3" office:value-type="string">
            <text:p text:style-name="P28">108,00</text:p>
          </table:table-cell>
          <table:table-cell table:style-name="Tabelle2.F3" office:value-type="string">
            <text:p text:style-name="P29">161,72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269,72</text:p>
          </table:table-cell>
          <table:table-cell table:style-name="Tabelle2.Q3" office:value-type="string">
            <text:p text:style-name="P37">1900,0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24</text:p>
          </table:table-cell>
          <table:table-cell table:style-name="Tabelle2.A3" office:value-type="string">
            <text:p text:style-name="P21"><text:span text:style-name="T11">Steyerberg</text:span>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3">2</text:p>
          </table:table-cell>
          <table:table-cell table:style-name="Tabelle2.F3" office:value-type="string">
            <text:p text:style-name="P24">34</text:p>
          </table:table-cell>
          <table:table-cell table:style-name="Tabelle2.F3" office:value-type="string">
            <text:p text:style-name="P24">34</text:p>
          </table:table-cell>
          <table:table-cell table:style-name="Tabelle2.F3" office:value-type="string">
            <text:p text:style-name="P27">395,00</text:p>
          </table:table-cell>
          <table:table-cell table:style-name="Tabelle2.F3" office:value-type="string">
            <text:p text:style-name="P27">75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470,00</text:p>
          </table:table-cell>
          <table:table-cell table:style-name="Tabelle2.F3" office:value-type="string">
            <text:p text:style-name="P28">17,0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17,00</text:p>
          </table:table-cell>
          <table:table-cell table:style-name="Tabelle2.Q3" office:value-type="string">
            <text:p text:style-name="P37">300,0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25</text:p>
          </table:table-cell>
          <table:table-cell table:style-name="Tabelle2.A3" office:value-type="string">
            <text:p text:style-name="P21"><text:span text:style-name="T11">Gelsenkirchen</text:span>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3">7</text:p>
          </table:table-cell>
          <table:table-cell table:style-name="Tabelle2.F3" office:value-type="string">
            <text:p text:style-name="P24">119</text:p>
          </table:table-cell>
          <table:table-cell table:style-name="Tabelle2.F3" office:value-type="string">
            <text:p text:style-name="P24">119</text:p>
          </table:table-cell>
          <table:table-cell table:style-name="Tabelle2.F3" office:value-type="string">
            <text:p text:style-name="P27">148,85</text:p>
          </table:table-cell>
          <table:table-cell table:style-name="Tabelle2.F3" office:value-type="string">
            <text:p text:style-name="P27">90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467,00</text:p>
          </table:table-cell>
          <table:table-cell table:style-name="Tabelle2.F3" office:value-type="string">
            <text:p text:style-name="P25">705,85</text:p>
          </table:table-cell>
          <table:table-cell table:style-name="Tabelle2.F3" office:value-type="string">
            <text:p text:style-name="P28">416,5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416,50</text:p>
          </table:table-cell>
          <table:table-cell table:style-name="Tabelle2.Q3" office:value-type="string">
            <text:p text:style-name="P37">1099,35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26</text:p>
          </table:table-cell>
          <table:table-cell table:style-name="Tabelle2.A3" office:value-type="string">
            <text:p text:style-name="P21"><text:span text:style-name="T11">Wilhelmshaven</text:span></text:p>
          </table:table-cell>
          <table:table-cell table:style-name="Tabelle2.A3" office:value-type="string">
            <text:p text:style-name="P22">22</text:p>
          </table:table-cell>
          <table:table-cell table:style-name="Tabelle2.A3" office:value-type="string">
            <text:p text:style-name="P22">22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22</text:p>
          </table:table-cell>
          <table:table-cell table:style-name="Tabelle2.F3" office:value-type="string">
            <text:p text:style-name="P24">22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165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165,0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165,0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27</text:p>
          </table:table-cell>
          <table:table-cell table:style-name="Tabelle2.A3" office:value-type="string">
            <text:p text:style-name="P21"><text:span text:style-name="T11">Wilhelmshaven</text:span></text:p>
          </table:table-cell>
          <table:table-cell table:style-name="Tabelle2.A3" office:value-type="string">
            <text:p text:style-name="P22">25</text:p>
          </table:table-cell>
          <table:table-cell table:style-name="Tabelle2.A3" office:value-type="string">
            <text:p text:style-name="P22">25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25</text:p>
          </table:table-cell>
          <table:table-cell table:style-name="Tabelle2.F3" office:value-type="string">
            <text:p text:style-name="P24">25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187,5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187,5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187,5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28</text:p>
          </table:table-cell>
          <table:table-cell table:style-name="Tabelle2.A3" office:value-type="string">
            <text:p text:style-name="P21"><text:span text:style-name="T11">Lüneburg</text:span></text:p>
          </table:table-cell>
          <table:table-cell table:style-name="Tabelle2.A3" office:value-type="string">
            <text:p text:style-name="P22">19</text:p>
          </table:table-cell>
          <table:table-cell table:style-name="Tabelle2.A3" office:value-type="string">
            <text:p text:style-name="P22">19</text:p>
          </table:table-cell>
          <table:table-cell table:style-name="Tabelle2.A3" office:value-type="string">
            <text:p text:style-name="P23">2</text:p>
          </table:table-cell>
          <table:table-cell table:style-name="Tabelle2.F3" office:value-type="string">
            <text:p text:style-name="P24">38</text:p>
          </table:table-cell>
          <table:table-cell table:style-name="Tabelle2.F3" office:value-type="string">
            <text:p text:style-name="P24">38</text:p>
          </table:table-cell>
          <table:table-cell table:style-name="Tabelle2.F3" office:value-type="string">
            <text:p text:style-name="P27">386,65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386,65</text:p>
          </table:table-cell>
          <table:table-cell table:style-name="Tabelle2.F3" office:value-type="string">
            <text:p text:style-name="P28">133,0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133,00</text:p>
          </table:table-cell>
          <table:table-cell table:style-name="Tabelle2.Q3" office:value-type="string">
            <text:p text:style-name="P37">253,65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29</text:p>
          </table:table-cell>
          <table:table-cell table:style-name="Tabelle2.A3" office:value-type="string">
            <text:p text:style-name="P21"><text:span text:style-name="T11">Hannover</text:span></text:p>
          </table:table-cell>
          <table:table-cell table:style-name="Tabelle2.A3" office:value-type="string">
            <text:p text:style-name="P22">10</text:p>
          </table:table-cell>
          <table:table-cell table:style-name="Tabelle2.A3" office:value-type="string">
            <text:p text:style-name="P22">10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10</text:p>
          </table:table-cell>
          <table:table-cell table:style-name="Tabelle2.F3" office:value-type="string">
            <text:p text:style-name="P24">10</text:p>
          </table:table-cell>
          <table:table-cell table:style-name="Tabelle2.F3" office:value-type="string">
            <text:p text:style-name="P27">27,12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27,12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27,1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30</text:p>
          </table:table-cell>
          <table:table-cell table:style-name="Tabelle2.A3" office:value-type="string">
            <text:p text:style-name="P21"><text:span text:style-name="T11">Wilhelmshaven</text:span></text:p>
          </table:table-cell>
          <table:table-cell table:style-name="Tabelle2.A3" office:value-type="string">
            <text:p text:style-name="P22">30</text:p>
          </table:table-cell>
          <table:table-cell table:style-name="Tabelle2.A3" office:value-type="string">
            <text:p text:style-name="P22">30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30</text:p>
          </table:table-cell>
          <table:table-cell table:style-name="Tabelle2.F3" office:value-type="string">
            <text:p text:style-name="P24">3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225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225,0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225,00</text:p>
          </table:table-cell>
        </table:table-row>
        <table:table-row table:style-name="Tabelle2.3">
          <table:table-cell table:style-name="Tabelle2.A3" office:value-type="string">
            <text:p text:style-name="P18"/>
          </table:table-cell>
          <table:table-cell table:style-name="Tabelle2.A3" table:number-columns-spanned="4" office:value-type="string">
            <text:p text:style-name="P57"/>
            <text:p text:style-name="P52">(Zwischen-) Summe:</text:p>
            <text:p text:style-name="P52"/>
          </table:table-cell>
          <table:covered-table-cell/>
          <table:covered-table-cell/>
          <table:covered-table-cell/>
          <table:table-cell table:style-name="Tabelle2.F3" office:value-type="string">
            <text:p text:style-name="P31">1466</text:p>
          </table:table-cell>
          <table:table-cell table:style-name="Tabelle2.F3" office:value-type="string">
            <text:p text:style-name="P31">1433</text:p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3">17886,57</text:p>
          </table:table-cell>
          <table:table-cell table:style-name="Tabelle2.F3" office:value-type="string">
            <text:p text:style-name="P34"/>
          </table:table-cell>
          <table:table-cell table:style-name="Tabelle2.F3" office:value-type="string">
            <text:p text:style-name="P35"/>
          </table:table-cell>
          <table:table-cell table:style-name="Tabelle2.F3" office:value-type="string">
            <text:p text:style-name="P35"/>
          </table:table-cell>
          <table:table-cell table:style-name="Tabelle2.F3" office:value-type="string">
            <text:p text:style-name="P33">3754,41</text:p>
          </table:table-cell>
          <table:table-cell table:style-name="Tabelle2.Q3" office:value-type="string">
            <text:p text:style-name="P36">13238,64</text:p>
          </table:table-cell>
        </table:table-row>
      </table:table>
      <text:p text:style-name="P20"/>
      <text:p text:style-name="P19"/>
      <text:p text:style-name="P86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41">Bezeichnung und Anschrift des Verbandes</text:p>
            <text:p text:style-name="P17">Jugendumweltnetzwerk Niedersachsen</text:p>
            <text:p text:style-name="P17">Jugendaktion Natur und Umweltschutz Niedersachsen (JANUN e.V.)</text:p>
            <text:p text:style-name="P16"><text:span text:style-name="T43">Goebenstr. 3A, 30161 Hannover, Tel: 0511/3940415, Email: info@janun.de, www.janun.de</text:span><field:fieldmark-end/></text:p>
            <text:p text:style-name="P44"/>
          </table:table-cell>
          <table:table-cell table:style-name="Tabelle1.B1" office:value-type="string">
            <text:p text:style-name="P47"/>
            <text:p text:style-name="P50"/>
            <text:p text:style-name="P50"/>
            <text:p text:style-name="P50"/>
            <text:p text:style-name="P53"><text:s/></text:p>
          </table:table-cell>
          <table:table-cell table:style-name="Tabelle1.C1" office:value-type="string">
            <text:p text:style-name="P62"><text:span text:style-name="T1"><text:s text:c="2"/></text:span><text:span text:style-name="T3">Zusammenstellung der</text:span></text:p>
            <text:p text:style-name="P83">Einzelmaßnahmen</text:p>
            <text:p text:style-name="P41"/>
            <text:p text:style-name="P85"><text:span text:style-name="T3">Blatt </text:span><text:span text:style-name="T4">3</text:span></text:p>
            <text:p text:style-name="P50"/>
          </table:table-cell>
        </table:table-row>
      </table:table>
      <text:p text:style-name="P43"/>
      <text:p text:style-name="P62"><text:span text:style-name="T6">VERWENDUNGSNACHWEIS <text:s/></text:span><text:span text:style-name="T7">-Gesamtplanverfahren (2fach) – (zahlenmäßiger Nachweis)</text:span></text:p>
      <text:p text:style-name="P62"><text:span text:style-name="T7">Förderung von Bildungsmaßnahmen gem. § 10 Jugendförderungsgesetz</text:span></text:p>
      <text:p text:style-name="P44"/>
      <text:p text:style-name="P4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2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column table:style-name="Tabelle2.N"/>
        <table:table-column table:style-name="Tabelle2.O"/>
        <table:table-column table:style-name="Tabelle2.P"/>
        <table:table-column table:style-name="Tabelle2.Q"/>
        <table:table-row table:style-name="Tabelle2.1">
          <table:table-cell table:style-name="Tabelle2.A1" table:number-rows-spanned="2" office:value-type="string">
            <text:p text:style-name="P38"/>
            <text:p text:style-name="P39">Lfd.</text:p>
            <text:p text:style-name="P39">Nr.</text:p>
          </table:table-cell>
          <table:table-cell table:style-name="Tabelle2.A1" table:number-rows-spanned="2" office:value-type="string">
            <text:p text:style-name="P38"/>
            <text:p text:style-name="P39"/>
            <text:p text:style-name="P39">Ort</text:p>
          </table:table-cell>
          <table:table-cell table:style-name="Tabelle2.A1" table:number-rows-spanned="2" office:value-type="string">
            <text:p text:style-name="P55"/>
            <text:p text:style-name="P56">Zahl</text:p>
            <text:p text:style-name="P56">der TN</text:p>
          </table:table-cell>
          <table:table-cell table:style-name="Tabelle2.A1" table:number-rows-spanned="2" office:value-type="string">
            <text:p text:style-name="P56">Zahl der TN gem. JFG</text:p>
          </table:table-cell>
          <table:table-cell table:style-name="Tabelle2.A1" table:number-rows-spanned="2" office:value-type="string">
            <text:p text:style-name="P56">Zahl</text:p>
            <text:p text:style-name="P56">der</text:p>
            <text:p text:style-name="P56">Tage</text:p>
            <text:p text:style-name="P56">gem.</text:p>
            <text:p text:style-name="P56">RL</text:p>
          </table:table-cell>
          <table:table-cell table:style-name="Tabelle2.A1" table:number-columns-spanned="2" office:value-type="string">
            <text:p text:style-name="P38"/>
            <text:p text:style-name="P39">Teilnehmertage</text:p>
          </table:table-cell>
          <table:covered-table-cell/>
          <table:table-cell table:style-name="Tabelle2.A1" table:number-columns-spanned="5" office:value-type="string">
            <text:p text:style-name="P38"/>
            <text:p text:style-name="P49">A u s g a b e n <text:s text:c="4"/>-EUR-</text:p>
          </table:table-cell>
          <table:covered-table-cell/>
          <table:covered-table-cell/>
          <table:covered-table-cell/>
          <table:covered-table-cell/>
          <table:table-cell table:style-name="Tabelle2.A1" table:number-columns-spanned="4" office:value-type="string">
            <text:p text:style-name="P38"/>
            <text:p text:style-name="P49">E i n n a h m e n <text:s text:c="4"/>-EUR-</text:p>
          </table:table-cell>
          <table:covered-table-cell/>
          <table:covered-table-cell/>
          <table:covered-table-cell/>
          <table:table-cell table:style-name="Tabelle2.Q1" office:value-type="string">
            <text:p text:style-name="P38"/>
            <text:p text:style-name="P39">Landes-</text:p>
          </table:table-cell>
        </table:table-row>
        <table:table-row table:style-name="Tabelle2.2">
          <table:covered-table-cell/>
          <table:covered-table-cell/>
          <table:covered-table-cell/>
          <table:covered-table-cell/>
          <table:covered-table-cell/>
          <table:table-cell table:style-name="Tabelle2.F2" office:value-type="string">
            <text:p text:style-name="P38"/>
            <text:p text:style-name="P56">gem.RL</text:p>
          </table:table-cell>
          <table:table-cell table:style-name="Tabelle2.F2" office:value-type="string">
            <text:p text:style-name="P40"/>
            <text:p text:style-name="P58">gem.JFG</text:p>
          </table:table-cell>
          <table:table-cell table:style-name="Tabelle2.F2" office:value-type="string">
            <text:p text:style-name="P59">Unterkunft</text:p>
            <text:p text:style-name="P59">Verpflegung</text:p>
          </table:table-cell>
          <table:table-cell table:style-name="Tabelle2.F2" office:value-type="string">
            <text:p text:style-name="P59">Referen-</text:p>
            <text:p text:style-name="P59">t-inn-en</text:p>
          </table:table-cell>
          <table:table-cell table:style-name="Tabelle2.F2" office:value-type="string">
            <text:p text:style-name="P60"/>
            <text:p text:style-name="P59">sonstige</text:p>
          </table:table-cell>
          <table:table-cell table:style-name="Tabelle2.F2" office:value-type="string">
            <text:p text:style-name="P60"/>
            <text:p text:style-name="P63"><text:span text:style-name="T10">Fahrtkosten</text:span></text:p>
          </table:table-cell>
          <table:table-cell table:style-name="Tabelle2.F2" office:value-type="string">
            <text:p text:style-name="P60"/>
            <text:p text:style-name="P59">Gesamt</text:p>
          </table:table-cell>
          <table:table-cell table:style-name="Tabelle2.F2" office:value-type="string">
            <text:p text:style-name="P63"><text:span text:style-name="T10">Teilnehmer-</text:span></text:p>
            <text:p text:style-name="P59">beiträge</text:p>
          </table:table-cell>
          <table:table-cell table:style-name="Tabelle2.F2" office:value-type="string">
            <text:p text:style-name="P59">Eigen</text:p>
            <text:p text:style-name="P59">mittel</text:p>
          </table:table-cell>
          <table:table-cell table:style-name="Tabelle2.F2" office:value-type="string">
            <text:p text:style-name="P59">sonstige</text:p>
            <text:p text:style-name="P59">öffentl.</text:p>
            <text:p text:style-name="P59">Zuwendung</text:p>
          </table:table-cell>
          <table:table-cell table:style-name="Tabelle2.F2" office:value-type="string">
            <text:p text:style-name="P60"/>
            <text:p text:style-name="P59">Gesamt</text:p>
          </table:table-cell>
          <table:table-cell table:style-name="Tabelle2.Q2" office:value-type="string">
            <text:p text:style-name="P39">zuwendung-EUR</text:p>
          </table:table-cell>
        </table:table-row>
        <table:table-row table:style-name="Tabelle2.3">
          <table:table-cell table:style-name="Tabelle2.A3" office:value-type="string">
            <text:p text:style-name="P61"/>
            <text:p text:style-name="P30">31</text:p>
          </table:table-cell>
          <table:table-cell table:style-name="Tabelle2.A3" office:value-type="string">
            <text:p text:style-name="P21"><text:span text:style-name="T11">Wilhelmshaven</text:span></text:p>
          </table:table-cell>
          <table:table-cell table:style-name="Tabelle2.A3" office:value-type="string">
            <text:p text:style-name="P22">34</text:p>
          </table:table-cell>
          <table:table-cell table:style-name="Tabelle2.A3" office:value-type="string">
            <text:p text:style-name="P22">34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34</text:p>
          </table:table-cell>
          <table:table-cell table:style-name="Tabelle2.F3" office:value-type="string">
            <text:p text:style-name="P24">34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255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255,0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255,0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32</text:p>
          </table:table-cell>
          <table:table-cell table:style-name="Tabelle2.A3" office:value-type="string">
            <text:p text:style-name="P21"><text:span text:style-name="T11">Wilhelmshaven</text:span></text:p>
          </table:table-cell>
          <table:table-cell table:style-name="Tabelle2.A3" office:value-type="string">
            <text:p text:style-name="P22">29</text:p>
          </table:table-cell>
          <table:table-cell table:style-name="Tabelle2.A3" office:value-type="string">
            <text:p text:style-name="P22">29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29</text:p>
          </table:table-cell>
          <table:table-cell table:style-name="Tabelle2.F3" office:value-type="string">
            <text:p text:style-name="P24">29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217,5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217,5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217,5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33</text:p>
          </table:table-cell>
          <table:table-cell table:style-name="Tabelle2.A3" office:value-type="string">
            <text:p text:style-name="P21"><text:span text:style-name="T11">Northeim</text:span></text:p>
          </table:table-cell>
          <table:table-cell table:style-name="Tabelle2.A3" office:value-type="string">
            <text:p text:style-name="P22">13</text:p>
          </table:table-cell>
          <table:table-cell table:style-name="Tabelle2.A3" office:value-type="string">
            <text:p text:style-name="P22">13</text:p>
          </table:table-cell>
          <table:table-cell table:style-name="Tabelle2.A3" office:value-type="string">
            <text:p text:style-name="P23">3</text:p>
          </table:table-cell>
          <table:table-cell table:style-name="Tabelle2.F3" office:value-type="string">
            <text:p text:style-name="P24">38</text:p>
          </table:table-cell>
          <table:table-cell table:style-name="Tabelle2.F3" office:value-type="string">
            <text:p text:style-name="P24">38</text:p>
          </table:table-cell>
          <table:table-cell table:style-name="Tabelle2.F3" office:value-type="string">
            <text:p text:style-name="P27">261,26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185,00</text:p>
          </table:table-cell>
          <table:table-cell table:style-name="Tabelle2.F3" office:value-type="string">
            <text:p text:style-name="P25">446,26</text:p>
          </table:table-cell>
          <table:table-cell table:style-name="Tabelle2.F3" office:value-type="string">
            <text:p text:style-name="P28">133,00</text:p>
          </table:table-cell>
          <table:table-cell table:style-name="Tabelle2.F3" office:value-type="string">
            <text:p text:style-name="P29">13,26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146,26</text:p>
          </table:table-cell>
          <table:table-cell table:style-name="Tabelle2.Q3" office:value-type="string">
            <text:p text:style-name="P37">300,0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34</text:p>
          </table:table-cell>
          <table:table-cell table:style-name="Tabelle2.A3" office:value-type="string">
            <text:p text:style-name="P21"><text:span text:style-name="T11">Einbeck</text:span></text:p>
          </table:table-cell>
          <table:table-cell table:style-name="Tabelle2.A3" office:value-type="string">
            <text:p text:style-name="P22">23</text:p>
          </table:table-cell>
          <table:table-cell table:style-name="Tabelle2.A3" office:value-type="string">
            <text:p text:style-name="P22">23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23</text:p>
          </table:table-cell>
          <table:table-cell table:style-name="Tabelle2.F3" office:value-type="string">
            <text:p text:style-name="P24">23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172,5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172,5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172,5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35</text:p>
          </table:table-cell>
          <table:table-cell table:style-name="Tabelle2.A3" office:value-type="string">
            <text:p text:style-name="P21"><text:span text:style-name="T11">Lüneburg</text:span>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2">17</text:p>
          </table:table-cell>
          <table:table-cell table:style-name="Tabelle2.A3" office:value-type="string">
            <text:p text:style-name="P23">2</text:p>
          </table:table-cell>
          <table:table-cell table:style-name="Tabelle2.F3" office:value-type="string">
            <text:p text:style-name="P24">34</text:p>
          </table:table-cell>
          <table:table-cell table:style-name="Tabelle2.F3" office:value-type="string">
            <text:p text:style-name="P24">34</text:p>
          </table:table-cell>
          <table:table-cell table:style-name="Tabelle2.F3" office:value-type="string">
            <text:p text:style-name="P27">394,05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3,82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397,87</text:p>
          </table:table-cell>
          <table:table-cell table:style-name="Tabelle2.F3" office:value-type="string">
            <text:p text:style-name="P28">119,0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119,00</text:p>
          </table:table-cell>
          <table:table-cell table:style-name="Tabelle2.Q3" office:value-type="string">
            <text:p text:style-name="P37">278,87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36</text:p>
          </table:table-cell>
          <table:table-cell table:style-name="Tabelle2.A3" office:value-type="string">
            <text:p text:style-name="P21"><text:span text:style-name="T11">Hamburg</text:span></text:p>
          </table:table-cell>
          <table:table-cell table:style-name="Tabelle2.A3" office:value-type="string">
            <text:p text:style-name="P22">16</text:p>
          </table:table-cell>
          <table:table-cell table:style-name="Tabelle2.A3" office:value-type="string">
            <text:p text:style-name="P22">16</text:p>
          </table:table-cell>
          <table:table-cell table:style-name="Tabelle2.A3" office:value-type="string">
            <text:p text:style-name="P23">7</text:p>
          </table:table-cell>
          <table:table-cell table:style-name="Tabelle2.F3" office:value-type="string">
            <text:p text:style-name="P24">112</text:p>
          </table:table-cell>
          <table:table-cell table:style-name="Tabelle2.F3" office:value-type="string">
            <text:p text:style-name="P24">112</text:p>
          </table:table-cell>
          <table:table-cell table:style-name="Tabelle2.F3" office:value-type="string">
            <text:p text:style-name="P27">502,79</text:p>
          </table:table-cell>
          <table:table-cell table:style-name="Tabelle2.F3" office:value-type="string">
            <text:p text:style-name="P27">60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268,00</text:p>
          </table:table-cell>
          <table:table-cell table:style-name="Tabelle2.F3" office:value-type="string">
            <text:p text:style-name="P25">830,79</text:p>
          </table:table-cell>
          <table:table-cell table:style-name="Tabelle2.F3" office:value-type="string">
            <text:p text:style-name="P28">419,0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419,00</text:p>
          </table:table-cell>
          <table:table-cell table:style-name="Tabelle2.Q3" office:value-type="string">
            <text:p text:style-name="P37">951,79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37</text:p>
          </table:table-cell>
          <table:table-cell table:style-name="Tabelle2.A3" office:value-type="string">
            <text:p text:style-name="P21"><text:span text:style-name="T11">Diepholzer Moorniederung</text:span></text:p>
          </table:table-cell>
          <table:table-cell table:style-name="Tabelle2.A3" office:value-type="string">
            <text:p text:style-name="P22">11</text:p>
          </table:table-cell>
          <table:table-cell table:style-name="Tabelle2.A3" office:value-type="string">
            <text:p text:style-name="P22">11</text:p>
          </table:table-cell>
          <table:table-cell table:style-name="Tabelle2.A3" office:value-type="string">
            <text:p text:style-name="P23">3</text:p>
          </table:table-cell>
          <table:table-cell table:style-name="Tabelle2.F3" office:value-type="string">
            <text:p text:style-name="P24">33</text:p>
          </table:table-cell>
          <table:table-cell table:style-name="Tabelle2.F3" office:value-type="string">
            <text:p text:style-name="P24">33</text:p>
          </table:table-cell>
          <table:table-cell table:style-name="Tabelle2.F3" office:value-type="string">
            <text:p text:style-name="P27">429,42</text:p>
          </table:table-cell>
          <table:table-cell table:style-name="Tabelle2.F3" office:value-type="string">
            <text:p text:style-name="P27">10,00</text:p>
          </table:table-cell>
          <table:table-cell table:style-name="Tabelle2.F3" office:value-type="string">
            <text:p text:style-name="P27">40,50</text:p>
          </table:table-cell>
          <table:table-cell table:style-name="Tabelle2.F3" office:value-type="string">
            <text:p text:style-name="P27">203,70</text:p>
          </table:table-cell>
          <table:table-cell table:style-name="Tabelle2.F3" office:value-type="string">
            <text:p text:style-name="P25">683,62</text:p>
          </table:table-cell>
          <table:table-cell table:style-name="Tabelle2.F3" office:value-type="string">
            <text:p text:style-name="P28">345,0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345,00</text:p>
          </table:table-cell>
          <table:table-cell table:style-name="Tabelle2.Q3" office:value-type="string">
            <text:p text:style-name="P37">428,62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38</text:p>
          </table:table-cell>
          <table:table-cell table:style-name="Tabelle2.A3" office:value-type="string">
            <text:p text:style-name="P21"><text:span text:style-name="T11">Lilienthal</text:span></text:p>
          </table:table-cell>
          <table:table-cell table:style-name="Tabelle2.A3" office:value-type="string">
            <text:p text:style-name="P22">19</text:p>
          </table:table-cell>
          <table:table-cell table:style-name="Tabelle2.A3" office:value-type="string">
            <text:p text:style-name="P22">19</text:p>
          </table:table-cell>
          <table:table-cell table:style-name="Tabelle2.A3" office:value-type="string">
            <text:p text:style-name="P23">1</text:p>
          </table:table-cell>
          <table:table-cell table:style-name="Tabelle2.F3" office:value-type="string">
            <text:p text:style-name="P24">19</text:p>
          </table:table-cell>
          <table:table-cell table:style-name="Tabelle2.F3" office:value-type="string">
            <text:p text:style-name="P24">19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142,5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142,50</text:p>
          </table:table-cell>
          <table:table-cell table:style-name="Tabelle2.F3" office:value-type="string">
            <text:p text:style-name="P28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0,00</text:p>
          </table:table-cell>
          <table:table-cell table:style-name="Tabelle2.Q3" office:value-type="string">
            <text:p text:style-name="P37">142,5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39</text:p>
          </table:table-cell>
          <table:table-cell table:style-name="Tabelle2.A3" office:value-type="string">
            <text:p text:style-name="P21"><text:span text:style-name="T11">Steyerberg</text:span></text:p>
          </table:table-cell>
          <table:table-cell table:style-name="Tabelle2.A3" office:value-type="string">
            <text:p text:style-name="P22">12</text:p>
          </table:table-cell>
          <table:table-cell table:style-name="Tabelle2.A3" office:value-type="string">
            <text:p text:style-name="P22">12</text:p>
          </table:table-cell>
          <table:table-cell table:style-name="Tabelle2.A3" office:value-type="string">
            <text:p text:style-name="P23">2</text:p>
          </table:table-cell>
          <table:table-cell table:style-name="Tabelle2.F3" office:value-type="string">
            <text:p text:style-name="P24">24</text:p>
          </table:table-cell>
          <table:table-cell table:style-name="Tabelle2.F3" office:value-type="string">
            <text:p text:style-name="P24">24</text:p>
          </table:table-cell>
          <table:table-cell table:style-name="Tabelle2.F3" office:value-type="string">
            <text:p text:style-name="P27">256,0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256,00</text:p>
          </table:table-cell>
          <table:table-cell table:style-name="Tabelle2.F3" office:value-type="string">
            <text:p text:style-name="P28">4,0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4,00</text:p>
          </table:table-cell>
          <table:table-cell table:style-name="Tabelle2.Q3" office:value-type="string">
            <text:p text:style-name="P37">216,00</text:p>
          </table:table-cell>
        </table:table-row>
        <table:table-row table:style-name="Tabelle2.3">
          <table:table-cell table:style-name="Tabelle2.A3" office:value-type="string">
            <text:p text:style-name="P18"/>
            <text:p text:style-name="P30">40</text:p>
          </table:table-cell>
          <table:table-cell table:style-name="Tabelle2.A3" office:value-type="string">
            <text:p text:style-name="P21"><text:span text:style-name="T11">Lüneburg</text:span></text:p>
          </table:table-cell>
          <table:table-cell table:style-name="Tabelle2.A3" office:value-type="string">
            <text:p text:style-name="P22">13</text:p>
          </table:table-cell>
          <table:table-cell table:style-name="Tabelle2.A3" office:value-type="string">
            <text:p text:style-name="P22">13</text:p>
          </table:table-cell>
          <table:table-cell table:style-name="Tabelle2.A3" office:value-type="string">
            <text:p text:style-name="P23">2</text:p>
          </table:table-cell>
          <table:table-cell table:style-name="Tabelle2.F3" office:value-type="string">
            <text:p text:style-name="P24">26</text:p>
          </table:table-cell>
          <table:table-cell table:style-name="Tabelle2.F3" office:value-type="string">
            <text:p text:style-name="P24">26</text:p>
          </table:table-cell>
          <table:table-cell table:style-name="Tabelle2.F3" office:value-type="string">
            <text:p text:style-name="P27">365,63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7">19,94</text:p>
          </table:table-cell>
          <table:table-cell table:style-name="Tabelle2.F3" office:value-type="string">
            <text:p text:style-name="P27">0</text:p>
          </table:table-cell>
          <table:table-cell table:style-name="Tabelle2.F3" office:value-type="string">
            <text:p text:style-name="P25">385,57</text:p>
          </table:table-cell>
          <table:table-cell table:style-name="Tabelle2.F3" office:value-type="string">
            <text:p text:style-name="P28">91,0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9">0</text:p>
          </table:table-cell>
          <table:table-cell table:style-name="Tabelle2.F3" office:value-type="string">
            <text:p text:style-name="P26">91,00</text:p>
          </table:table-cell>
          <table:table-cell table:style-name="Tabelle2.Q3" office:value-type="string">
            <text:p text:style-name="P37">294,57</text:p>
          </table:table-cell>
        </table:table-row>
        <table:table-row table:style-name="Tabelle2.3">
          <table:table-cell table:style-name="Tabelle2.A3" office:value-type="string">
            <text:p text:style-name="P18"/>
          </table:table-cell>
          <table:table-cell table:style-name="Tabelle2.A3" table:number-columns-spanned="4" office:value-type="string">
            <text:p text:style-name="P57"/>
            <text:p text:style-name="P52">(Zwischen-) Summe:</text:p>
            <text:p text:style-name="P52"/>
          </table:table-cell>
          <table:covered-table-cell/>
          <table:covered-table-cell/>
          <table:covered-table-cell/>
          <table:table-cell table:style-name="Tabelle2.F3" office:value-type="string">
            <text:p text:style-name="P31">1838</text:p>
          </table:table-cell>
          <table:table-cell table:style-name="Tabelle2.F3" office:value-type="string">
            <text:p text:style-name="P31">1805</text:p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3">21674,18</text:p>
          </table:table-cell>
          <table:table-cell table:style-name="Tabelle2.F3" office:value-type="string">
            <text:p text:style-name="P34"/>
          </table:table-cell>
          <table:table-cell table:style-name="Tabelle2.F3" office:value-type="string">
            <text:p text:style-name="P35"/>
          </table:table-cell>
          <table:table-cell table:style-name="Tabelle2.F3" office:value-type="string">
            <text:p text:style-name="P35"/>
          </table:table-cell>
          <table:table-cell table:style-name="Tabelle2.F3" office:value-type="string">
            <text:p text:style-name="P33">4878,67</text:p>
          </table:table-cell>
          <table:table-cell table:style-name="Tabelle2.Q3" office:value-type="string">
            <text:p text:style-name="P36">16495,99</text:p>
          </table:table-cell>
        </table:table-row>
      </table:table>
      <text:p text:style-name="P20"/>
      <text:p text:style-name="P19"/>
      <text:p text:style-name="P86"/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64"><text:span text:style-name="T27"/></text:p>
      <text:p text:style-name="P72"><text:soft-page-break/></text:p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Projekttag "Monokulturen, Mastanlagen, Mahlzeit!" I</text:p>
          </table:table-cell>
          <table:table-cell table:style-name="Tabelle4.A1" office:value-type="string">
            <text:p text:style-name="P70">Ort: Buxtehude</text:p>
          </table:table-cell>
          <table:table-cell table:style-name="Tabelle4.A1" office:value-type="string">
            <text:p text:style-name="P71"><text:span text:style-name="T19">von: 09.01.2019</text:span></text:p>
          </table:table-cell>
          <table:table-cell table:style-name="Tabelle4.A1" office:value-type="string">
            <text:p text:style-name="P71"><text:span text:style-name="T19">bis: 09.01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1</text:p>
          </table:table-cell>
          <table:table-cell table:style-name="Tabelle5.E2" office:value-type="string">
            <text:p text:style-name="P11">21</text:p>
          </table:table-cell>
          <table:table-cell table:style-name="Tabelle5.E2" office:value-type="string">
            <text:p text:style-name="P11">15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65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65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165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Projekttag "Monokulturen, Mastanlagen, Mahlzeit!" II</text:p>
          </table:table-cell>
          <table:table-cell table:style-name="Tabelle4.A1" office:value-type="string">
            <text:p text:style-name="P70">Ort: Buxtehude</text:p>
          </table:table-cell>
          <table:table-cell table:style-name="Tabelle4.A1" office:value-type="string">
            <text:p text:style-name="P71"><text:span text:style-name="T19">von: 09.01.2019</text:span></text:p>
          </table:table-cell>
          <table:table-cell table:style-name="Tabelle4.A1" office:value-type="string">
            <text:p text:style-name="P71"><text:span text:style-name="T19">bis: 09.01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2</text:p>
          </table:table-cell>
          <table:table-cell table:style-name="Tabelle5.E2" office:value-type="string">
            <text:p text:style-name="P11">19</text:p>
          </table:table-cell>
          <table:table-cell table:style-name="Tabelle5.E2" office:value-type="string">
            <text:p text:style-name="P11">13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42,5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42,5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142,5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Projekttag "Monokulturen, Mastanlagen, Mahlzeit!" III</text:p>
          </table:table-cell>
          <table:table-cell table:style-name="Tabelle4.A1" office:value-type="string">
            <text:p text:style-name="P70">Ort: Buxtehude</text:p>
          </table:table-cell>
          <table:table-cell table:style-name="Tabelle4.A1" office:value-type="string">
            <text:p text:style-name="P71"><text:span text:style-name="T19">von: 09.01.2019</text:span></text:p>
          </table:table-cell>
          <table:table-cell table:style-name="Tabelle4.A1" office:value-type="string">
            <text:p text:style-name="P71"><text:span text:style-name="T19">bis: 09.01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3</text:p>
          </table:table-cell>
          <table:table-cell table:style-name="Tabelle5.E2" office:value-type="string">
            <text:p text:style-name="P11">13</text:p>
          </table:table-cell>
          <table:table-cell table:style-name="Tabelle5.E2" office:value-type="string">
            <text:p text:style-name="P11">13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97,5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97,5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97,5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Projekttag "Monokulturen, Mastanlagen, Mahlzeit!" IV</text:p>
          </table:table-cell>
          <table:table-cell table:style-name="Tabelle4.A1" office:value-type="string">
            <text:p text:style-name="P70">Ort: Buxtehude</text:p>
          </table:table-cell>
          <table:table-cell table:style-name="Tabelle4.A1" office:value-type="string">
            <text:p text:style-name="P71"><text:span text:style-name="T19">von: 09.01.2019</text:span></text:p>
          </table:table-cell>
          <table:table-cell table:style-name="Tabelle4.A1" office:value-type="string">
            <text:p text:style-name="P71"><text:span text:style-name="T19">bis: 09.01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4</text:p>
          </table:table-cell>
          <table:table-cell table:style-name="Tabelle5.E2" office:value-type="string">
            <text:p text:style-name="P11">28</text:p>
          </table:table-cell>
          <table:table-cell table:style-name="Tabelle5.E2" office:value-type="string">
            <text:p text:style-name="P11">19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1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1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162,5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Methodenschulung Monokulturen Mastanlagen Mahlzeit</text:p>
          </table:table-cell>
          <table:table-cell table:style-name="Tabelle4.A1" office:value-type="string">
            <text:p text:style-name="P70">Ort: Hannover</text:p>
          </table:table-cell>
          <table:table-cell table:style-name="Tabelle4.A1" office:value-type="string">
            <text:p text:style-name="P71"><text:span text:style-name="T19">von: 12.01.2019</text:span></text:p>
          </table:table-cell>
          <table:table-cell table:style-name="Tabelle4.A1" office:value-type="string">
            <text:p text:style-name="P71"><text:span text:style-name="T19">bis: 13.01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5</text:p>
          </table:table-cell>
          <table:table-cell table:style-name="Tabelle5.E2" office:value-type="string">
            <text:p text:style-name="P11">34</text:p>
          </table:table-cell>
          <table:table-cell table:style-name="Tabelle5.E2" office:value-type="string">
            <text:p text:style-name="P11">34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424,98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424,98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424,98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Projekttag "Monokulturen, Mastanlagen, Mahlzeit!"</text:p>
          </table:table-cell>
          <table:table-cell table:style-name="Tabelle4.A1" office:value-type="string">
            <text:p text:style-name="P70">Ort: Emden</text:p>
          </table:table-cell>
          <table:table-cell table:style-name="Tabelle4.A1" office:value-type="string">
            <text:p text:style-name="P71"><text:span text:style-name="T19">von: 12.01.2019</text:span></text:p>
          </table:table-cell>
          <table:table-cell table:style-name="Tabelle4.A1" office:value-type="string">
            <text:p text:style-name="P71"><text:span text:style-name="T19">bis: 12.01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6</text:p>
          </table:table-cell>
          <table:table-cell table:style-name="Tabelle5.E2" office:value-type="string">
            <text:p text:style-name="P11">27</text:p>
          </table:table-cell>
          <table:table-cell table:style-name="Tabelle5.E2" office:value-type="string">
            <text:p text:style-name="P11">24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02,5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02,5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202,5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Workshop Verschlüsselung </text:p>
          </table:table-cell>
          <table:table-cell table:style-name="Tabelle4.A1" office:value-type="string">
            <text:p text:style-name="P70">Ort: Hildesheim</text:p>
          </table:table-cell>
          <table:table-cell table:style-name="Tabelle4.A1" office:value-type="string">
            <text:p text:style-name="P71"><text:span text:style-name="T19">von: 12.01.2019</text:span></text:p>
          </table:table-cell>
          <table:table-cell table:style-name="Tabelle4.A1" office:value-type="string">
            <text:p text:style-name="P71"><text:span text:style-name="T19">bis: 13.01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7</text:p>
          </table:table-cell>
          <table:table-cell table:style-name="Tabelle5.E2" office:value-type="string">
            <text:p text:style-name="P11">40</text:p>
          </table:table-cell>
          <table:table-cell table:style-name="Tabelle5.E2" office:value-type="string">
            <text:p text:style-name="P11">40</text:p>
          </table:table-cell>
          <table:table-cell table:style-name="Tabelle5.E2" office:value-type="string">
            <text:p text:style-name="P11">86,36</text:p>
          </table:table-cell>
          <table:table-cell table:style-name="Tabelle5.E2" office:value-type="string">
            <text:p text:style-name="P11">17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03,36</text:p>
          </table:table-cell>
          <table:table-cell table:style-name="Tabelle5.E2" office:value-type="string">
            <text:p text:style-name="P12">7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7,00</text:p>
          </table:table-cell>
          <table:table-cell table:style-name="Tabelle5.N3" office:value-type="string">
            <text:p text:style-name="P13">186,36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How to Protest</text:p>
          </table:table-cell>
          <table:table-cell table:style-name="Tabelle4.A1" office:value-type="string">
            <text:p text:style-name="P70">Ort: Hildesheim</text:p>
          </table:table-cell>
          <table:table-cell table:style-name="Tabelle4.A1" office:value-type="string">
            <text:p text:style-name="P71"><text:span text:style-name="T19">von: 18.01.2019</text:span></text:p>
          </table:table-cell>
          <table:table-cell table:style-name="Tabelle4.A1" office:value-type="string">
            <text:p text:style-name="P71"><text:span text:style-name="T19">bis: 20.01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8</text:p>
          </table:table-cell>
          <table:table-cell table:style-name="Tabelle5.E2" office:value-type="string">
            <text:p text:style-name="P11">57</text:p>
          </table:table-cell>
          <table:table-cell table:style-name="Tabelle5.E2" office:value-type="string">
            <text:p text:style-name="P11">57</text:p>
          </table:table-cell>
          <table:table-cell table:style-name="Tabelle5.E2" office:value-type="string">
            <text:p text:style-name="P11">86,25</text:p>
          </table:table-cell>
          <table:table-cell table:style-name="Tabelle5.E2" office:value-type="string">
            <text:p text:style-name="P11">36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22,25</text:p>
          </table:table-cell>
          <table:table-cell table:style-name="Tabelle5.E2" office:value-type="string">
            <text:p text:style-name="P12">66,5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66,50</text:p>
          </table:table-cell>
          <table:table-cell table:style-name="Tabelle5.N3" office:value-type="string">
            <text:p text:style-name="P13">379,75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Landwirtschaft im globalen Kontext</text:p>
          </table:table-cell>
          <table:table-cell table:style-name="Tabelle4.A1" office:value-type="string">
            <text:p text:style-name="P70">Ort: Lüneburg</text:p>
          </table:table-cell>
          <table:table-cell table:style-name="Tabelle4.A1" office:value-type="string">
            <text:p text:style-name="P71"><text:span text:style-name="T19">von: 25.01.2019</text:span></text:p>
          </table:table-cell>
          <table:table-cell table:style-name="Tabelle4.A1" office:value-type="string">
            <text:p text:style-name="P71"><text:span text:style-name="T19">bis: 27.01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9</text:p>
          </table:table-cell>
          <table:table-cell table:style-name="Tabelle5.E2" office:value-type="string">
            <text:p text:style-name="P11">29</text:p>
          </table:table-cell>
          <table:table-cell table:style-name="Tabelle5.E2" office:value-type="string">
            <text:p text:style-name="P11">29</text:p>
          </table:table-cell>
          <table:table-cell table:style-name="Tabelle5.E2" office:value-type="string">
            <text:p text:style-name="P11">65,48</text:p>
          </table:table-cell>
          <table:table-cell table:style-name="Tabelle5.E2" office:value-type="string">
            <text:p text:style-name="P11">6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6,00</text:p>
          </table:table-cell>
          <table:table-cell table:style-name="Tabelle5.E2" office:value-type="string">
            <text:p text:style-name="P11">77,48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185,48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Projekpläne schärfen und Zeitmanagement</text:p>
          </table:table-cell>
          <table:table-cell table:style-name="Tabelle4.A1" office:value-type="string">
            <text:p text:style-name="P70">Ort: Hannover</text:p>
          </table:table-cell>
          <table:table-cell table:style-name="Tabelle4.A1" office:value-type="string">
            <text:p text:style-name="P71"><text:span text:style-name="T19">von: 04.02.2019</text:span></text:p>
          </table:table-cell>
          <table:table-cell table:style-name="Tabelle4.A1" office:value-type="string">
            <text:p text:style-name="P71"><text:span text:style-name="T19">bis: 04.02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10</text:p>
          </table:table-cell>
          <table:table-cell table:style-name="Tabelle5.E2" office:value-type="string">
            <text:p text:style-name="P11">14</text:p>
          </table:table-cell>
          <table:table-cell table:style-name="Tabelle5.E2" office:value-type="string">
            <text:p text:style-name="P11">14</text:p>
          </table:table-cell>
          <table:table-cell table:style-name="Tabelle5.E2" office:value-type="string">
            <text:p text:style-name="P11">36,63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64,00</text:p>
          </table:table-cell>
          <table:table-cell table:style-name="Tabelle5.E2" office:value-type="string">
            <text:p text:style-name="P11">100,63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100,63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Wissen macht Ah! – Afa Palooza</text:p>
          </table:table-cell>
          <table:table-cell table:style-name="Tabelle4.A1" office:value-type="string">
            <text:p text:style-name="P70">Ort: Hildesheim</text:p>
          </table:table-cell>
          <table:table-cell table:style-name="Tabelle4.A1" office:value-type="string">
            <text:p text:style-name="P71"><text:span text:style-name="T19">von: 15.02.2019</text:span></text:p>
          </table:table-cell>
          <table:table-cell table:style-name="Tabelle4.A1" office:value-type="string">
            <text:p text:style-name="P71"><text:span text:style-name="T19">bis: 17.02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11</text:p>
          </table:table-cell>
          <table:table-cell table:style-name="Tabelle5.E2" office:value-type="string">
            <text:p text:style-name="P11">112</text:p>
          </table:table-cell>
          <table:table-cell table:style-name="Tabelle5.E2" office:value-type="string">
            <text:p text:style-name="P11">110</text:p>
          </table:table-cell>
          <table:table-cell table:style-name="Tabelle5.E2" office:value-type="string">
            <text:p text:style-name="P11">402,81</text:p>
          </table:table-cell>
          <table:table-cell table:style-name="Tabelle5.E2" office:value-type="string">
            <text:p text:style-name="P11">1460,90</text:p>
          </table:table-cell>
          <table:table-cell table:style-name="Tabelle5.E2" office:value-type="string">
            <text:p text:style-name="P11">1018,66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882,37</text:p>
          </table:table-cell>
          <table:table-cell table:style-name="Tabelle5.E2" office:value-type="string">
            <text:p text:style-name="P12">15,00</text:p>
          </table:table-cell>
          <table:table-cell table:style-name="Tabelle5.E2" office:value-type="string">
            <text:p text:style-name="P12">1627,3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1642,30</text:p>
          </table:table-cell>
          <table:table-cell table:style-name="Tabelle5.N3" office:value-type="string">
            <text:p text:style-name="P13">1105,07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Projekttag "Monokulturen, Mastanlagen, Mahlzeit!"</text:p>
          </table:table-cell>
          <table:table-cell table:style-name="Tabelle4.A1" office:value-type="string">
            <text:p text:style-name="P70">Ort: Bentierode</text:p>
          </table:table-cell>
          <table:table-cell table:style-name="Tabelle4.A1" office:value-type="string">
            <text:p text:style-name="P71"><text:span text:style-name="T19">von: 20.02.2019</text:span></text:p>
          </table:table-cell>
          <table:table-cell table:style-name="Tabelle4.A1" office:value-type="string">
            <text:p text:style-name="P71"><text:span text:style-name="T19">bis: 20.02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12</text:p>
          </table:table-cell>
          <table:table-cell table:style-name="Tabelle5.E2" office:value-type="string">
            <text:p text:style-name="P11">30</text:p>
          </table:table-cell>
          <table:table-cell table:style-name="Tabelle5.E2" office:value-type="string">
            <text:p text:style-name="P11">3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25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25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225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Nachhaltiger Aktivismus</text:p>
          </table:table-cell>
          <table:table-cell table:style-name="Tabelle4.A1" office:value-type="string">
            <text:p text:style-name="P70">Ort: Falkenberg</text:p>
          </table:table-cell>
          <table:table-cell table:style-name="Tabelle4.A1" office:value-type="string">
            <text:p text:style-name="P71"><text:span text:style-name="T19">von: 21.02.2019</text:span></text:p>
          </table:table-cell>
          <table:table-cell table:style-name="Tabelle4.A1" office:value-type="string">
            <text:p text:style-name="P71"><text:span text:style-name="T19">bis: 02.03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13</text:p>
          </table:table-cell>
          <table:table-cell table:style-name="Tabelle5.E2" office:value-type="string">
            <text:p text:style-name="P11">260</text:p>
          </table:table-cell>
          <table:table-cell table:style-name="Tabelle5.E2" office:value-type="string">
            <text:p text:style-name="P11">260</text:p>
          </table:table-cell>
          <table:table-cell table:style-name="Tabelle5.E2" office:value-type="string">
            <text:p text:style-name="P11">4003,79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54,01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4257,80</text:p>
          </table:table-cell>
          <table:table-cell table:style-name="Tabelle5.E2" office:value-type="string">
            <text:p text:style-name="P12">100,00</text:p>
          </table:table-cell>
          <table:table-cell table:style-name="Tabelle5.E2" office:value-type="string">
            <text:p text:style-name="P12">7,8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107,80</text:p>
          </table:table-cell>
          <table:table-cell table:style-name="Tabelle5.N3" office:value-type="string">
            <text:p text:style-name="P13">3250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Lobby-Arbeit für Ehrenamtliche</text:p>
          </table:table-cell>
          <table:table-cell table:style-name="Tabelle4.A1" office:value-type="string">
            <text:p text:style-name="P70">Ort: Lüneburg</text:p>
          </table:table-cell>
          <table:table-cell table:style-name="Tabelle4.A1" office:value-type="string">
            <text:p text:style-name="P71"><text:span text:style-name="T19">von: 22.02.2019</text:span></text:p>
          </table:table-cell>
          <table:table-cell table:style-name="Tabelle4.A1" office:value-type="string">
            <text:p text:style-name="P71"><text:span text:style-name="T19">bis: 23.02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14</text:p>
          </table:table-cell>
          <table:table-cell table:style-name="Tabelle5.E2" office:value-type="string">
            <text:p text:style-name="P11">32</text:p>
          </table:table-cell>
          <table:table-cell table:style-name="Tabelle5.E2" office:value-type="string">
            <text:p text:style-name="P11">32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0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0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Tauschlogikfrei - von innerer und äußerer Fülle</text:p>
          </table:table-cell>
          <table:table-cell table:style-name="Tabelle4.A1" office:value-type="string">
            <text:p text:style-name="P70">Ort: Steyerberg</text:p>
          </table:table-cell>
          <table:table-cell table:style-name="Tabelle4.A1" office:value-type="string">
            <text:p text:style-name="P71"><text:span text:style-name="T19">von: 25.02.2019</text:span></text:p>
          </table:table-cell>
          <table:table-cell table:style-name="Tabelle4.A1" office:value-type="string">
            <text:p text:style-name="P71"><text:span text:style-name="T19">bis: 26.02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15</text:p>
          </table:table-cell>
          <table:table-cell table:style-name="Tabelle5.E2" office:value-type="string">
            <text:p text:style-name="P11">26</text:p>
          </table:table-cell>
          <table:table-cell table:style-name="Tabelle5.E2" office:value-type="string">
            <text:p text:style-name="P11">26</text:p>
          </table:table-cell>
          <table:table-cell table:style-name="Tabelle5.E2" office:value-type="string">
            <text:p text:style-name="P11">36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36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10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10,00</text:p>
          </table:table-cell>
          <table:table-cell table:style-name="Tabelle5.N3" office:value-type="string">
            <text:p text:style-name="P13">260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Visualisierungsworkshop</text:p>
          </table:table-cell>
          <table:table-cell table:style-name="Tabelle4.A1" office:value-type="string">
            <text:p text:style-name="P70">Ort: Hannover</text:p>
          </table:table-cell>
          <table:table-cell table:style-name="Tabelle4.A1" office:value-type="string">
            <text:p text:style-name="P71"><text:span text:style-name="T19">von: 04.03.2019</text:span></text:p>
          </table:table-cell>
          <table:table-cell table:style-name="Tabelle4.A1" office:value-type="string">
            <text:p text:style-name="P71"><text:span text:style-name="T19">bis: 04.03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16</text:p>
          </table:table-cell>
          <table:table-cell table:style-name="Tabelle5.E2" office:value-type="string">
            <text:p text:style-name="P11">12</text:p>
          </table:table-cell>
          <table:table-cell table:style-name="Tabelle5.E2" office:value-type="string">
            <text:p text:style-name="P11">12</text:p>
          </table:table-cell>
          <table:table-cell table:style-name="Tabelle5.E2" office:value-type="string">
            <text:p text:style-name="P11">40,29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7,70</text:p>
          </table:table-cell>
          <table:table-cell table:style-name="Tabelle5.E2" office:value-type="string">
            <text:p text:style-name="P11">47,99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47,99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Erlebter Frühling</text:p>
          </table:table-cell>
          <table:table-cell table:style-name="Tabelle4.A1" office:value-type="string">
            <text:p text:style-name="P70">Ort: Hannover</text:p>
          </table:table-cell>
          <table:table-cell table:style-name="Tabelle4.A1" office:value-type="string">
            <text:p text:style-name="P71"><text:span text:style-name="T19">von: 09.03.2019</text:span></text:p>
          </table:table-cell>
          <table:table-cell table:style-name="Tabelle4.A1" office:value-type="string">
            <text:p text:style-name="P71"><text:span text:style-name="T19">bis: 09.03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17</text:p>
          </table:table-cell>
          <table:table-cell table:style-name="Tabelle5.E2" office:value-type="string">
            <text:p text:style-name="P11">10</text:p>
          </table:table-cell>
          <table:table-cell table:style-name="Tabelle5.E2" office:value-type="string">
            <text:p text:style-name="P11">10</text:p>
          </table:table-cell>
          <table:table-cell table:style-name="Tabelle5.E2" office:value-type="string">
            <text:p text:style-name="P11">96,90</text:p>
          </table:table-cell>
          <table:table-cell table:style-name="Tabelle5.E2" office:value-type="string">
            <text:p text:style-name="P11">564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660,90</text:p>
          </table:table-cell>
          <table:table-cell table:style-name="Tabelle5.E2" office:value-type="string">
            <text:p text:style-name="P12">21,00</text:p>
          </table:table-cell>
          <table:table-cell table:style-name="Tabelle5.E2" office:value-type="string">
            <text:p text:style-name="P12">370,9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391,90</text:p>
          </table:table-cell>
          <table:table-cell table:style-name="Tabelle5.N3" office:value-type="string">
            <text:p text:style-name="P13">80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Jugendbeteiligungsprozesse</text:p>
          </table:table-cell>
          <table:table-cell table:style-name="Tabelle4.A1" office:value-type="string">
            <text:p text:style-name="P70">Ort: Lüneburg</text:p>
          </table:table-cell>
          <table:table-cell table:style-name="Tabelle4.A1" office:value-type="string">
            <text:p text:style-name="P71"><text:span text:style-name="T19">von: 30.03.2019</text:span></text:p>
          </table:table-cell>
          <table:table-cell table:style-name="Tabelle4.A1" office:value-type="string">
            <text:p text:style-name="P71"><text:span text:style-name="T19">bis: 31.03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18</text:p>
          </table:table-cell>
          <table:table-cell table:style-name="Tabelle5.E2" office:value-type="string">
            <text:p text:style-name="P11">34</text:p>
          </table:table-cell>
          <table:table-cell table:style-name="Tabelle5.E2" office:value-type="string">
            <text:p text:style-name="P11">34</text:p>
          </table:table-cell>
          <table:table-cell table:style-name="Tabelle5.E2" office:value-type="string">
            <text:p text:style-name="P11">481,28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481,28</text:p>
          </table:table-cell>
          <table:table-cell table:style-name="Tabelle5.E2" office:value-type="string">
            <text:p text:style-name="P12">133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133,00</text:p>
          </table:table-cell>
          <table:table-cell table:style-name="Tabelle5.N3" office:value-type="string">
            <text:p text:style-name="P13">348,28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Klassismus und Soziale Ausgrenzung</text:p>
          </table:table-cell>
          <table:table-cell table:style-name="Tabelle4.A1" office:value-type="string">
            <text:p text:style-name="P70">Ort: Luckau</text:p>
          </table:table-cell>
          <table:table-cell table:style-name="Tabelle4.A1" office:value-type="string">
            <text:p text:style-name="P71"><text:span text:style-name="T19">von: 02.04.2019</text:span></text:p>
          </table:table-cell>
          <table:table-cell table:style-name="Tabelle4.A1" office:value-type="string">
            <text:p text:style-name="P71"><text:span text:style-name="T19">bis: 04.04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19</text:p>
          </table:table-cell>
          <table:table-cell table:style-name="Tabelle5.E2" office:value-type="string">
            <text:p text:style-name="P11">75</text:p>
          </table:table-cell>
          <table:table-cell table:style-name="Tabelle5.E2" office:value-type="string">
            <text:p text:style-name="P11">75</text:p>
          </table:table-cell>
          <table:table-cell table:style-name="Tabelle5.E2" office:value-type="string">
            <text:p text:style-name="P11">293,81</text:p>
          </table:table-cell>
          <table:table-cell table:style-name="Tabelle5.E2" office:value-type="string">
            <text:p text:style-name="P11">929,8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223,61</text:p>
          </table:table-cell>
          <table:table-cell table:style-name="Tabelle5.E2" office:value-type="string">
            <text:p text:style-name="P12">262,50</text:p>
          </table:table-cell>
          <table:table-cell table:style-name="Tabelle5.E2" office:value-type="string">
            <text:p text:style-name="P12">23,61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286,11</text:p>
          </table:table-cell>
          <table:table-cell table:style-name="Tabelle5.N3" office:value-type="string">
            <text:p text:style-name="P13">937,5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Layouten lernen</text:p>
          </table:table-cell>
          <table:table-cell table:style-name="Tabelle4.A1" office:value-type="string">
            <text:p text:style-name="P70">Ort: Steyerberg</text:p>
          </table:table-cell>
          <table:table-cell table:style-name="Tabelle4.A1" office:value-type="string">
            <text:p text:style-name="P71"><text:span text:style-name="T19">von: 08.04.2019</text:span></text:p>
          </table:table-cell>
          <table:table-cell table:style-name="Tabelle4.A1" office:value-type="string">
            <text:p text:style-name="P71"><text:span text:style-name="T19">bis: 10.04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20</text:p>
          </table:table-cell>
          <table:table-cell table:style-name="Tabelle5.E2" office:value-type="string">
            <text:p text:style-name="P11">20</text:p>
          </table:table-cell>
          <table:table-cell table:style-name="Tabelle5.E2" office:value-type="string">
            <text:p text:style-name="P11">20</text:p>
          </table:table-cell>
          <table:table-cell table:style-name="Tabelle5.E2" office:value-type="string">
            <text:p text:style-name="P11">205,00</text:p>
          </table:table-cell>
          <table:table-cell table:style-name="Tabelle5.E2" office:value-type="string">
            <text:p text:style-name="P11">75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80,00</text:p>
          </table:table-cell>
          <table:table-cell table:style-name="Tabelle5.E2" office:value-type="string">
            <text:p text:style-name="P12">10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10,00</text:p>
          </table:table-cell>
          <table:table-cell table:style-name="Tabelle5.N3" office:value-type="string">
            <text:p text:style-name="P13">180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Ein Ökodorf von Innen</text:p>
          </table:table-cell>
          <table:table-cell table:style-name="Tabelle4.A1" office:value-type="string">
            <text:p text:style-name="P70">Ort: Steyerberg</text:p>
          </table:table-cell>
          <table:table-cell table:style-name="Tabelle4.A1" office:value-type="string">
            <text:p text:style-name="P71"><text:span text:style-name="T19">von: 12.04.2019</text:span></text:p>
          </table:table-cell>
          <table:table-cell table:style-name="Tabelle4.A1" office:value-type="string">
            <text:p text:style-name="P71"><text:span text:style-name="T19">bis: 15.04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21</text:p>
          </table:table-cell>
          <table:table-cell table:style-name="Tabelle5.E2" office:value-type="string">
            <text:p text:style-name="P11">34</text:p>
          </table:table-cell>
          <table:table-cell table:style-name="Tabelle5.E2" office:value-type="string">
            <text:p text:style-name="P11">34</text:p>
          </table:table-cell>
          <table:table-cell table:style-name="Tabelle5.E2" office:value-type="string">
            <text:p text:style-name="P11">395,00</text:p>
          </table:table-cell>
          <table:table-cell table:style-name="Tabelle5.E2" office:value-type="string">
            <text:p text:style-name="P11">75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470,00</text:p>
          </table:table-cell>
          <table:table-cell table:style-name="Tabelle5.E2" office:value-type="string">
            <text:p text:style-name="P12">17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17,00</text:p>
          </table:table-cell>
          <table:table-cell table:style-name="Tabelle5.N3" office:value-type="string">
            <text:p text:style-name="P13">300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Gemeinsam bauen, gemeinsam wohnen</text:p>
          </table:table-cell>
          <table:table-cell table:style-name="Tabelle4.A1" office:value-type="string">
            <text:p text:style-name="P70">Ort: Hameln</text:p>
          </table:table-cell>
          <table:table-cell table:style-name="Tabelle4.A1" office:value-type="string">
            <text:p text:style-name="P71"><text:span text:style-name="T19">von: 12.04.2019</text:span></text:p>
          </table:table-cell>
          <table:table-cell table:style-name="Tabelle4.A1" office:value-type="string">
            <text:p text:style-name="P71"><text:span text:style-name="T19">bis: 14.04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22</text:p>
          </table:table-cell>
          <table:table-cell table:style-name="Tabelle5.E2" office:value-type="string">
            <text:p text:style-name="P11">51</text:p>
          </table:table-cell>
          <table:table-cell table:style-name="Tabelle5.E2" office:value-type="string">
            <text:p text:style-name="P11">51</text:p>
          </table:table-cell>
          <table:table-cell table:style-name="Tabelle5.E2" office:value-type="string">
            <text:p text:style-name="P11">149,73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549,85</text:p>
          </table:table-cell>
          <table:table-cell table:style-name="Tabelle5.E2" office:value-type="string">
            <text:p text:style-name="P11">699,58</text:p>
          </table:table-cell>
          <table:table-cell table:style-name="Tabelle5.E2" office:value-type="string">
            <text:p text:style-name="P12">17,00</text:p>
          </table:table-cell>
          <table:table-cell table:style-name="Tabelle5.E2" office:value-type="string">
            <text:p text:style-name="P12">229,58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246,58</text:p>
          </table:table-cell>
          <table:table-cell table:style-name="Tabelle5.N3" office:value-type="string">
            <text:p text:style-name="P13">300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Frühlingsseminar</text:p>
          </table:table-cell>
          <table:table-cell table:style-name="Tabelle4.A1" office:value-type="string">
            <text:p text:style-name="P70">Ort: Breitenstein im Südharz</text:p>
          </table:table-cell>
          <table:table-cell table:style-name="Tabelle4.A1" office:value-type="string">
            <text:p text:style-name="P71"><text:span text:style-name="T19">von: 15.04.2019</text:span></text:p>
          </table:table-cell>
          <table:table-cell table:style-name="Tabelle4.A1" office:value-type="string">
            <text:p text:style-name="P71"><text:span text:style-name="T19">bis: 22.04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23</text:p>
          </table:table-cell>
          <table:table-cell table:style-name="Tabelle5.E2" office:value-type="string">
            <text:p text:style-name="P11">210</text:p>
          </table:table-cell>
          <table:table-cell table:style-name="Tabelle5.E2" office:value-type="string">
            <text:p text:style-name="P11">203</text:p>
          </table:table-cell>
          <table:table-cell table:style-name="Tabelle5.E2" office:value-type="string">
            <text:p text:style-name="P11">2431,67</text:p>
          </table:table-cell>
          <table:table-cell table:style-name="Tabelle5.E2" office:value-type="string">
            <text:p text:style-name="P11">264,00</text:p>
          </table:table-cell>
          <table:table-cell table:style-name="Tabelle5.E2" office:value-type="string">
            <text:p text:style-name="P11">16,00</text:p>
          </table:table-cell>
          <table:table-cell table:style-name="Tabelle5.E2" office:value-type="string">
            <text:p text:style-name="P11">286,05</text:p>
          </table:table-cell>
          <table:table-cell table:style-name="Tabelle5.E2" office:value-type="string">
            <text:p text:style-name="P11">2997,72</text:p>
          </table:table-cell>
          <table:table-cell table:style-name="Tabelle5.E2" office:value-type="string">
            <text:p text:style-name="P12">108,00</text:p>
          </table:table-cell>
          <table:table-cell table:style-name="Tabelle5.E2" office:value-type="string">
            <text:p text:style-name="P12">161,72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269,72</text:p>
          </table:table-cell>
          <table:table-cell table:style-name="Tabelle5.N3" office:value-type="string">
            <text:p text:style-name="P13">1900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Bewegung -sich.begegnen.</text:p>
          </table:table-cell>
          <table:table-cell table:style-name="Tabelle4.A1" office:value-type="string">
            <text:p text:style-name="P70">Ort: Steyerberg</text:p>
          </table:table-cell>
          <table:table-cell table:style-name="Tabelle4.A1" office:value-type="string">
            <text:p text:style-name="P71"><text:span text:style-name="T19">von: 16.04.2019</text:span></text:p>
          </table:table-cell>
          <table:table-cell table:style-name="Tabelle4.A1" office:value-type="string">
            <text:p text:style-name="P71"><text:span text:style-name="T19">bis: 18.04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24</text:p>
          </table:table-cell>
          <table:table-cell table:style-name="Tabelle5.E2" office:value-type="string">
            <text:p text:style-name="P11">34</text:p>
          </table:table-cell>
          <table:table-cell table:style-name="Tabelle5.E2" office:value-type="string">
            <text:p text:style-name="P11">34</text:p>
          </table:table-cell>
          <table:table-cell table:style-name="Tabelle5.E2" office:value-type="string">
            <text:p text:style-name="P11">395,00</text:p>
          </table:table-cell>
          <table:table-cell table:style-name="Tabelle5.E2" office:value-type="string">
            <text:p text:style-name="P11">75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470,00</text:p>
          </table:table-cell>
          <table:table-cell table:style-name="Tabelle5.E2" office:value-type="string">
            <text:p text:style-name="P12">17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17,00</text:p>
          </table:table-cell>
          <table:table-cell table:style-name="Tabelle5.N3" office:value-type="string">
            <text:p text:style-name="P13">300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Aktionsklettertraining</text:p>
          </table:table-cell>
          <table:table-cell table:style-name="Tabelle4.A1" office:value-type="string">
            <text:p text:style-name="P70">Ort: Gelsenkirchen</text:p>
          </table:table-cell>
          <table:table-cell table:style-name="Tabelle4.A1" office:value-type="string">
            <text:p text:style-name="P71"><text:span text:style-name="T19">von: 22.04.2019</text:span></text:p>
          </table:table-cell>
          <table:table-cell table:style-name="Tabelle4.A1" office:value-type="string">
            <text:p text:style-name="P71"><text:span text:style-name="T19">bis: 28.04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25</text:p>
          </table:table-cell>
          <table:table-cell table:style-name="Tabelle5.E2" office:value-type="string">
            <text:p text:style-name="P11">119</text:p>
          </table:table-cell>
          <table:table-cell table:style-name="Tabelle5.E2" office:value-type="string">
            <text:p text:style-name="P11">119</text:p>
          </table:table-cell>
          <table:table-cell table:style-name="Tabelle5.E2" office:value-type="string">
            <text:p text:style-name="P11">148,85</text:p>
          </table:table-cell>
          <table:table-cell table:style-name="Tabelle5.E2" office:value-type="string">
            <text:p text:style-name="P11">90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467,00</text:p>
          </table:table-cell>
          <table:table-cell table:style-name="Tabelle5.E2" office:value-type="string">
            <text:p text:style-name="P11">705,85</text:p>
          </table:table-cell>
          <table:table-cell table:style-name="Tabelle5.E2" office:value-type="string">
            <text:p text:style-name="P12">416,5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416,50</text:p>
          </table:table-cell>
          <table:table-cell table:style-name="Tabelle5.N3" office:value-type="string">
            <text:p text:style-name="P13">1099,35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Projekttag Monokulturen, Mastanlagen, Mahlzeit! - 1</text:p>
          </table:table-cell>
          <table:table-cell table:style-name="Tabelle4.A1" office:value-type="string">
            <text:p text:style-name="P70">Ort: Wilhelmshaven</text:p>
          </table:table-cell>
          <table:table-cell table:style-name="Tabelle4.A1" office:value-type="string">
            <text:p text:style-name="P71"><text:span text:style-name="T19">von: 25.04.2019</text:span></text:p>
          </table:table-cell>
          <table:table-cell table:style-name="Tabelle4.A1" office:value-type="string">
            <text:p text:style-name="P71"><text:span text:style-name="T19">bis: 25.04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26</text:p>
          </table:table-cell>
          <table:table-cell table:style-name="Tabelle5.E2" office:value-type="string">
            <text:p text:style-name="P11">22</text:p>
          </table:table-cell>
          <table:table-cell table:style-name="Tabelle5.E2" office:value-type="string">
            <text:p text:style-name="P11">22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65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65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165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Projekttag "Monokulturen, Mastanlagen, Mahlzeit!" 2</text:p>
          </table:table-cell>
          <table:table-cell table:style-name="Tabelle4.A1" office:value-type="string">
            <text:p text:style-name="P70">Ort: Wilhelmshaven</text:p>
          </table:table-cell>
          <table:table-cell table:style-name="Tabelle4.A1" office:value-type="string">
            <text:p text:style-name="P71"><text:span text:style-name="T19">von: 25.04.2019</text:span></text:p>
          </table:table-cell>
          <table:table-cell table:style-name="Tabelle4.A1" office:value-type="string">
            <text:p text:style-name="P71"><text:span text:style-name="T19">bis: 25.04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27</text:p>
          </table:table-cell>
          <table:table-cell table:style-name="Tabelle5.E2" office:value-type="string">
            <text:p text:style-name="P11">25</text:p>
          </table:table-cell>
          <table:table-cell table:style-name="Tabelle5.E2" office:value-type="string">
            <text:p text:style-name="P11">25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87,5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87,5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187,5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Creative Thinking und Projektmanagement</text:p>
          </table:table-cell>
          <table:table-cell table:style-name="Tabelle4.A1" office:value-type="string">
            <text:p text:style-name="P70">Ort: Lüneburg</text:p>
          </table:table-cell>
          <table:table-cell table:style-name="Tabelle4.A1" office:value-type="string">
            <text:p text:style-name="P71"><text:span text:style-name="T19">von: 27.04.2019</text:span></text:p>
          </table:table-cell>
          <table:table-cell table:style-name="Tabelle4.A1" office:value-type="string">
            <text:p text:style-name="P71"><text:span text:style-name="T19">bis: 28.04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28</text:p>
          </table:table-cell>
          <table:table-cell table:style-name="Tabelle5.E2" office:value-type="string">
            <text:p text:style-name="P11">38</text:p>
          </table:table-cell>
          <table:table-cell table:style-name="Tabelle5.E2" office:value-type="string">
            <text:p text:style-name="P11">38</text:p>
          </table:table-cell>
          <table:table-cell table:style-name="Tabelle5.E2" office:value-type="string">
            <text:p text:style-name="P11">386,65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386,65</text:p>
          </table:table-cell>
          <table:table-cell table:style-name="Tabelle5.E2" office:value-type="string">
            <text:p text:style-name="P12">133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133,00</text:p>
          </table:table-cell>
          <table:table-cell table:style-name="Tabelle5.N3" office:value-type="string">
            <text:p text:style-name="P13">253,65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Layout-Workshop</text:p>
          </table:table-cell>
          <table:table-cell table:style-name="Tabelle4.A1" office:value-type="string">
            <text:p text:style-name="P70">Ort: Hannover</text:p>
          </table:table-cell>
          <table:table-cell table:style-name="Tabelle4.A1" office:value-type="string">
            <text:p text:style-name="P71"><text:span text:style-name="T19">von: 29.04.2019</text:span></text:p>
          </table:table-cell>
          <table:table-cell table:style-name="Tabelle4.A1" office:value-type="string">
            <text:p text:style-name="P71"><text:span text:style-name="T19">bis: 29.04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29</text:p>
          </table:table-cell>
          <table:table-cell table:style-name="Tabelle5.E2" office:value-type="string">
            <text:p text:style-name="P11">10</text:p>
          </table:table-cell>
          <table:table-cell table:style-name="Tabelle5.E2" office:value-type="string">
            <text:p text:style-name="P11">10</text:p>
          </table:table-cell>
          <table:table-cell table:style-name="Tabelle5.E2" office:value-type="string">
            <text:p text:style-name="P11">27,12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7,12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27,1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Projekttag Monokulturen, Mastanlagen, Mahlzeit!</text:p>
          </table:table-cell>
          <table:table-cell table:style-name="Tabelle4.A1" office:value-type="string">
            <text:p text:style-name="P70">Ort: Wilhelmshaven</text:p>
          </table:table-cell>
          <table:table-cell table:style-name="Tabelle4.A1" office:value-type="string">
            <text:p text:style-name="P71"><text:span text:style-name="T19">von: 30.04.2019</text:span></text:p>
          </table:table-cell>
          <table:table-cell table:style-name="Tabelle4.A1" office:value-type="string">
            <text:p text:style-name="P71"><text:span text:style-name="T19">bis: 30.04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30</text:p>
          </table:table-cell>
          <table:table-cell table:style-name="Tabelle5.E2" office:value-type="string">
            <text:p text:style-name="P11">30</text:p>
          </table:table-cell>
          <table:table-cell table:style-name="Tabelle5.E2" office:value-type="string">
            <text:p text:style-name="P11">3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25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25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225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Projekttag Monokulturen, Mastanlagen, Mahlzeit! 1</text:p>
          </table:table-cell>
          <table:table-cell table:style-name="Tabelle4.A1" office:value-type="string">
            <text:p text:style-name="P70">Ort: Wilhelmshaven</text:p>
          </table:table-cell>
          <table:table-cell table:style-name="Tabelle4.A1" office:value-type="string">
            <text:p text:style-name="P71"><text:span text:style-name="T19">von: 07.05.2019</text:span></text:p>
          </table:table-cell>
          <table:table-cell table:style-name="Tabelle4.A1" office:value-type="string">
            <text:p text:style-name="P71"><text:span text:style-name="T19">bis: 07.05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31</text:p>
          </table:table-cell>
          <table:table-cell table:style-name="Tabelle5.E2" office:value-type="string">
            <text:p text:style-name="P11">34</text:p>
          </table:table-cell>
          <table:table-cell table:style-name="Tabelle5.E2" office:value-type="string">
            <text:p text:style-name="P11">34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55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55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255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Projekttag "Monokulturen, Mastanlagen, Mahlzeit!" 2</text:p>
          </table:table-cell>
          <table:table-cell table:style-name="Tabelle4.A1" office:value-type="string">
            <text:p text:style-name="P70">Ort: Wilhelmshaven</text:p>
          </table:table-cell>
          <table:table-cell table:style-name="Tabelle4.A1" office:value-type="string">
            <text:p text:style-name="P71"><text:span text:style-name="T19">von: 07.05.2019</text:span></text:p>
          </table:table-cell>
          <table:table-cell table:style-name="Tabelle4.A1" office:value-type="string">
            <text:p text:style-name="P71"><text:span text:style-name="T19">bis: 07.05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32</text:p>
          </table:table-cell>
          <table:table-cell table:style-name="Tabelle5.E2" office:value-type="string">
            <text:p text:style-name="P11">29</text:p>
          </table:table-cell>
          <table:table-cell table:style-name="Tabelle5.E2" office:value-type="string">
            <text:p text:style-name="P11">29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17,5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17,5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217,5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Hierarchiefreie nachhaltige Gruppenstrukturen</text:p>
          </table:table-cell>
          <table:table-cell table:style-name="Tabelle4.A1" office:value-type="string">
            <text:p text:style-name="P70">Ort: Northeim</text:p>
          </table:table-cell>
          <table:table-cell table:style-name="Tabelle4.A1" office:value-type="string">
            <text:p text:style-name="P71"><text:span text:style-name="T19">von: 17.05.2019</text:span></text:p>
          </table:table-cell>
          <table:table-cell table:style-name="Tabelle4.A1" office:value-type="string">
            <text:p text:style-name="P71"><text:span text:style-name="T19">bis: 19.05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33</text:p>
          </table:table-cell>
          <table:table-cell table:style-name="Tabelle5.E2" office:value-type="string">
            <text:p text:style-name="P11">38</text:p>
          </table:table-cell>
          <table:table-cell table:style-name="Tabelle5.E2" office:value-type="string">
            <text:p text:style-name="P11">38</text:p>
          </table:table-cell>
          <table:table-cell table:style-name="Tabelle5.E2" office:value-type="string">
            <text:p text:style-name="P11">261,26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85,00</text:p>
          </table:table-cell>
          <table:table-cell table:style-name="Tabelle5.E2" office:value-type="string">
            <text:p text:style-name="P11">446,26</text:p>
          </table:table-cell>
          <table:table-cell table:style-name="Tabelle5.E2" office:value-type="string">
            <text:p text:style-name="P12">133,00</text:p>
          </table:table-cell>
          <table:table-cell table:style-name="Tabelle5.E2" office:value-type="string">
            <text:p text:style-name="P12">13,26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146,26</text:p>
          </table:table-cell>
          <table:table-cell table:style-name="Tabelle5.N3" office:value-type="string">
            <text:p text:style-name="P13">300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Projekttag Monokulturen, Mastanlagen, Mahlzeit!</text:p>
          </table:table-cell>
          <table:table-cell table:style-name="Tabelle4.A1" office:value-type="string">
            <text:p text:style-name="P70">Ort: Einbeck</text:p>
          </table:table-cell>
          <table:table-cell table:style-name="Tabelle4.A1" office:value-type="string">
            <text:p text:style-name="P71"><text:span text:style-name="T19">von: 22.05.2019</text:span></text:p>
          </table:table-cell>
          <table:table-cell table:style-name="Tabelle4.A1" office:value-type="string">
            <text:p text:style-name="P71"><text:span text:style-name="T19">bis: 22.05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34</text:p>
          </table:table-cell>
          <table:table-cell table:style-name="Tabelle5.E2" office:value-type="string">
            <text:p text:style-name="P11">23</text:p>
          </table:table-cell>
          <table:table-cell table:style-name="Tabelle5.E2" office:value-type="string">
            <text:p text:style-name="P11">23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72,5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72,5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172,5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Mentoring von Jugendprojekten</text:p>
          </table:table-cell>
          <table:table-cell table:style-name="Tabelle4.A1" office:value-type="string">
            <text:p text:style-name="P70">Ort: Lüneburg</text:p>
          </table:table-cell>
          <table:table-cell table:style-name="Tabelle4.A1" office:value-type="string">
            <text:p text:style-name="P71"><text:span text:style-name="T19">von: 25.05.2019</text:span></text:p>
          </table:table-cell>
          <table:table-cell table:style-name="Tabelle4.A1" office:value-type="string">
            <text:p text:style-name="P71"><text:span text:style-name="T19">bis: 26.05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35</text:p>
          </table:table-cell>
          <table:table-cell table:style-name="Tabelle5.E2" office:value-type="string">
            <text:p text:style-name="P11">34</text:p>
          </table:table-cell>
          <table:table-cell table:style-name="Tabelle5.E2" office:value-type="string">
            <text:p text:style-name="P11">34</text:p>
          </table:table-cell>
          <table:table-cell table:style-name="Tabelle5.E2" office:value-type="string">
            <text:p text:style-name="P11">394,05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3,82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397,87</text:p>
          </table:table-cell>
          <table:table-cell table:style-name="Tabelle5.E2" office:value-type="string">
            <text:p text:style-name="P12">119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119,00</text:p>
          </table:table-cell>
          <table:table-cell table:style-name="Tabelle5.N3" office:value-type="string">
            <text:p text:style-name="P13">278,87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Aufbauseminar Baumklettern</text:p>
          </table:table-cell>
          <table:table-cell table:style-name="Tabelle4.A1" office:value-type="string">
            <text:p text:style-name="P70">Ort: Hamburg</text:p>
          </table:table-cell>
          <table:table-cell table:style-name="Tabelle4.A1" office:value-type="string">
            <text:p text:style-name="P71"><text:span text:style-name="T19">von: 27.05.2019</text:span></text:p>
          </table:table-cell>
          <table:table-cell table:style-name="Tabelle4.A1" office:value-type="string">
            <text:p text:style-name="P71"><text:span text:style-name="T19">bis: 02.06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36</text:p>
          </table:table-cell>
          <table:table-cell table:style-name="Tabelle5.E2" office:value-type="string">
            <text:p text:style-name="P11">112</text:p>
          </table:table-cell>
          <table:table-cell table:style-name="Tabelle5.E2" office:value-type="string">
            <text:p text:style-name="P11">112</text:p>
          </table:table-cell>
          <table:table-cell table:style-name="Tabelle5.E2" office:value-type="string">
            <text:p text:style-name="P11">502,79</text:p>
          </table:table-cell>
          <table:table-cell table:style-name="Tabelle5.E2" office:value-type="string">
            <text:p text:style-name="P11">60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68,00</text:p>
          </table:table-cell>
          <table:table-cell table:style-name="Tabelle5.E2" office:value-type="string">
            <text:p text:style-name="P11">830,79</text:p>
          </table:table-cell>
          <table:table-cell table:style-name="Tabelle5.E2" office:value-type="string">
            <text:p text:style-name="P12">419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419,00</text:p>
          </table:table-cell>
          <table:table-cell table:style-name="Tabelle5.N3" office:value-type="string">
            <text:p text:style-name="P13">951,79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Moorseminar</text:p>
          </table:table-cell>
          <table:table-cell table:style-name="Tabelle4.A1" office:value-type="string">
            <text:p text:style-name="P70">Ort: Diepholzer Moorniederung</text:p>
          </table:table-cell>
          <table:table-cell table:style-name="Tabelle4.A1" office:value-type="string">
            <text:p text:style-name="P71"><text:span text:style-name="T19">von: 07.06.2019</text:span></text:p>
          </table:table-cell>
          <table:table-cell table:style-name="Tabelle4.A1" office:value-type="string">
            <text:p text:style-name="P71"><text:span text:style-name="T19">bis: 10.06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37</text:p>
          </table:table-cell>
          <table:table-cell table:style-name="Tabelle5.E2" office:value-type="string">
            <text:p text:style-name="P11">33</text:p>
          </table:table-cell>
          <table:table-cell table:style-name="Tabelle5.E2" office:value-type="string">
            <text:p text:style-name="P11">33</text:p>
          </table:table-cell>
          <table:table-cell table:style-name="Tabelle5.E2" office:value-type="string">
            <text:p text:style-name="P11">429,42</text:p>
          </table:table-cell>
          <table:table-cell table:style-name="Tabelle5.E2" office:value-type="string">
            <text:p text:style-name="P11">10,00</text:p>
          </table:table-cell>
          <table:table-cell table:style-name="Tabelle5.E2" office:value-type="string">
            <text:p text:style-name="P11">40,50</text:p>
          </table:table-cell>
          <table:table-cell table:style-name="Tabelle5.E2" office:value-type="string">
            <text:p text:style-name="P11">203,70</text:p>
          </table:table-cell>
          <table:table-cell table:style-name="Tabelle5.E2" office:value-type="string">
            <text:p text:style-name="P11">683,62</text:p>
          </table:table-cell>
          <table:table-cell table:style-name="Tabelle5.E2" office:value-type="string">
            <text:p text:style-name="P12">345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345,00</text:p>
          </table:table-cell>
          <table:table-cell table:style-name="Tabelle5.N3" office:value-type="string">
            <text:p text:style-name="P13">428,62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Mein Konsum und mein Müll</text:p>
          </table:table-cell>
          <table:table-cell table:style-name="Tabelle4.A1" office:value-type="string">
            <text:p text:style-name="P70">Ort: Lilienthal</text:p>
          </table:table-cell>
          <table:table-cell table:style-name="Tabelle4.A1" office:value-type="string">
            <text:p text:style-name="P71"><text:span text:style-name="T19">von: 26.06.2019</text:span></text:p>
          </table:table-cell>
          <table:table-cell table:style-name="Tabelle4.A1" office:value-type="string">
            <text:p text:style-name="P71"><text:span text:style-name="T19">bis: 26.06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38</text:p>
          </table:table-cell>
          <table:table-cell table:style-name="Tabelle5.E2" office:value-type="string">
            <text:p text:style-name="P11">19</text:p>
          </table:table-cell>
          <table:table-cell table:style-name="Tabelle5.E2" office:value-type="string">
            <text:p text:style-name="P11">19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42,5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42,5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0,00</text:p>
          </table:table-cell>
          <table:table-cell table:style-name="Tabelle5.N3" office:value-type="string">
            <text:p text:style-name="P13">142,5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Selbstbestimmtes und zukunftsorientiertes Lernen</text:p>
          </table:table-cell>
          <table:table-cell table:style-name="Tabelle4.A1" office:value-type="string">
            <text:p text:style-name="P70">Ort: Steyerberg</text:p>
          </table:table-cell>
          <table:table-cell table:style-name="Tabelle4.A1" office:value-type="string">
            <text:p text:style-name="P71"><text:span text:style-name="T19">von: 28.06.2019</text:span></text:p>
          </table:table-cell>
          <table:table-cell table:style-name="Tabelle4.A1" office:value-type="string">
            <text:p text:style-name="P71"><text:span text:style-name="T19">bis: 30.06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39</text:p>
          </table:table-cell>
          <table:table-cell table:style-name="Tabelle5.E2" office:value-type="string">
            <text:p text:style-name="P11">24</text:p>
          </table:table-cell>
          <table:table-cell table:style-name="Tabelle5.E2" office:value-type="string">
            <text:p text:style-name="P11">24</text:p>
          </table:table-cell>
          <table:table-cell table:style-name="Tabelle5.E2" office:value-type="string">
            <text:p text:style-name="P11">256,00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256,00</text:p>
          </table:table-cell>
          <table:table-cell table:style-name="Tabelle5.E2" office:value-type="string">
            <text:p text:style-name="P12">4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4,00</text:p>
          </table:table-cell>
          <table:table-cell table:style-name="Tabelle5.N3" office:value-type="string">
            <text:p text:style-name="P13">216,00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Jugendbeteiligung durch Perspektivwechsel-Methoden</text:p>
          </table:table-cell>
          <table:table-cell table:style-name="Tabelle4.A1" office:value-type="string">
            <text:p text:style-name="P70">Ort: Lüneburg</text:p>
          </table:table-cell>
          <table:table-cell table:style-name="Tabelle4.A1" office:value-type="string">
            <text:p text:style-name="P71"><text:span text:style-name="T19">von: 29.06.2019</text:span></text:p>
          </table:table-cell>
          <table:table-cell table:style-name="Tabelle4.A1" office:value-type="string">
            <text:p text:style-name="P71"><text:span text:style-name="T19">bis: 30.06.2019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40</text:p>
          </table:table-cell>
          <table:table-cell table:style-name="Tabelle5.E2" office:value-type="string">
            <text:p text:style-name="P11">26</text:p>
          </table:table-cell>
          <table:table-cell table:style-name="Tabelle5.E2" office:value-type="string">
            <text:p text:style-name="P11">26</text:p>
          </table:table-cell>
          <table:table-cell table:style-name="Tabelle5.E2" office:value-type="string">
            <text:p text:style-name="P11">365,63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19,94</text:p>
          </table:table-cell>
          <table:table-cell table:style-name="Tabelle5.E2" office:value-type="string">
            <text:p text:style-name="P11"/>
          </table:table-cell>
          <table:table-cell table:style-name="Tabelle5.E2" office:value-type="string">
            <text:p text:style-name="P11">385,57</text:p>
          </table:table-cell>
          <table:table-cell table:style-name="Tabelle5.E2" office:value-type="string">
            <text:p text:style-name="P12">91,00</text:p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/>
          </table:table-cell>
          <table:table-cell table:style-name="Tabelle5.E2" office:value-type="string">
            <text:p text:style-name="P12">91,00</text:p>
          </table:table-cell>
          <table:table-cell table:style-name="Tabelle5.N3" office:value-type="string">
            <text:p text:style-name="P13">294,57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" svg:font-family="Aria"/>
    <style:font-face style:name="Arial1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Kröger</meta:initial-creator>
    <meta:creation-date>2020-02-29T19:26:07.919056020</meta:creation-date>
    <dc:date>2020-03-01T01:35:23.975660623</dc:date>
    <dc:creator>Henrik Kröger</dc:creator>
    <meta:editing-duration>PT6H8M18S</meta:editing-duration>
    <meta:editing-cycles>111</meta:editing-cycles>
    <meta:generator>LibreOffice/6.0.7.3$Linux_X86_64 LibreOffice_project/00m0$Build-3</meta:generator>
    <meta:document-statistic meta:table-count="7" meta:image-count="0" meta:object-count="0" meta:page-count="4" meta:paragraph-count="140" meta:word-count="287" meta:character-count="3075" meta:non-whitespace-character-count="2909"/>
  </office:meta>
</office:document-meta>
</file>